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2"/>
  </office:automatic-styles>
  <office:body>
    <office:spreadsheet>
      <table:table table:name="2 Group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office:value-type="string">
            <text:p>ITERATION 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>
            <text:p>tolerance</text:p>
          </table:table-cell>
          <table:table-cell office:value-type="float" office:value="0.2">
            <text:p>0.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>
            <text:p>null value</text:p>
          </table:table-cell>
          <table:table-cell table:style-name="ce1" office:value-type="float" office:value="0.001">
            <text:p>1.00E-00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 office:value-type="string">
            <text:p>Expected order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>
            <text:p>Energ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style-name="Default" office:value-type="string">
            <text:p>Result</text:p>
          </table:table-cell>
          <table:table-cell table:style-name="Default" office:value-type="string">
            <text:p>Rel Error</text:p>
          </table:table-cell>
          <table:table-cell office:value-type="string">
            <text:p>WWLB</text:p>
          </table:table-cell>
          <table:table-cell/>
          <table:table-cell table:style-name="Default" office:value-type="string">
            <text:p>Energ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style-name="Default" office:value-type="string">
            <text:p>Result</text:p>
          </table:table-cell>
          <table:table-cell table:style-name="Default" office:value-type="string">
            <text:p>Rel Error</text:p>
          </table:table-cell>
          <table:table-cell office:value-type="string">
            <text:p>WWLB</text:p>
          </table:table-cell>
          <table:table-cell table:style-name="Default" office:value-type="string">
            <text:p>Actual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float" office:value="0.1">
            <text:p>1.00E-001</text:p>
          </table:table-cell>
          <table:table-cell table:number-columns-repeated="3" office:value-type="float" office:value="-10">
            <text:p>-10</text:p>
          </table:table-cell>
          <table:table-cell office:value-type="float" office:value="0.000438009">
            <text:p>4.38E-004</text:p>
          </table:table-cell>
          <table:table-cell office:value-type="float" office:value="0.201442">
            <text:p>0.20</text:p>
          </table:table-cell>
          <table:table-cell table:formula="of:=IF(AND(0&lt;[.G6]; [.G6]&lt;[.$C$2]); [.F6]/[.$F$60]/2;[.$C$3])" office:value-type="float" office:value="0.001">
            <text:p>1.00E-003</text:p>
          </table:table-cell>
          <table:table-cell/>
          <table:table-cell office:value-type="float" office:value="0.1">
            <text:p>1.00E-001</text:p>
          </table:table-cell>
          <table:table-cell table:number-columns-repeated="3" office:value-type="float" office:value="-10">
            <text:p>-10</text:p>
          </table:table-cell>
          <table:table-cell office:value-type="float" office:value="0.000438009">
            <text:p>4.38E-004</text:p>
          </table:table-cell>
          <table:table-cell office:value-type="float" office:value="0.201442">
            <text:p>0.20</text:p>
          </table:table-cell>
          <table:table-cell table:formula="of:=IF(AND(0&lt;[.O6]; [.O6]&lt;[.$C$2]); [.N6]/[.$F$60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6]/[.Q6]" office:value-type="float" office:value="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">
            <text:p>1.00E-001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0790081">
            <text:p>7.90E-004</text:p>
          </table:table-cell>
          <table:table-cell office:value-type="float" office:value="0.137247">
            <text:p>0.14</text:p>
          </table:table-cell>
          <table:table-cell table:formula="of:=IF(AND(0&lt;[.G7]; [.G7]&lt;[.$C$2]); [.F7]/[.$F$60]/2;[.$C$3])" office:value-type="float" office:value="0.0315039395824362">
            <text:p>0.0315039396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0">
            <text:p>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681855">
            <text:p>6.82E-004</text:p>
          </table:table-cell>
          <table:table-cell office:value-type="float" office:value="0.163723">
            <text:p>0.16</text:p>
          </table:table-cell>
          <table:table-cell table:formula="of:=IF(AND(0&lt;[.O7]; [.O7]&lt;[.$C$2]); [.N7]/[.$F$60]/2;[.$C$3])" office:value-type="float" office:value="0.0271885018421934">
            <text:p>0.0271885018</text:p>
          </table:table-cell>
          <table:table-cell office:value-type="float" office:value="0.0271885">
            <text:p>2.72E-002</text:p>
          </table:table-cell>
          <table:table-cell table:formula="of:=[.P7]/[.Q7]" office:value-type="float" office:value="1.00000006775635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">
            <text:p>1.00E-001</text:p>
          </table:table-cell>
          <table:table-cell table:number-columns-repeated="2"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434635">
            <text:p>4.35E-004</text:p>
          </table:table-cell>
          <table:table-cell office:value-type="float" office:value="0.18927">
            <text:p>0.19</text:p>
          </table:table-cell>
          <table:table-cell table:formula="of:=IF(AND(0&lt;[.G8]; [.G8]&lt;[.$C$2]); [.F8]/[.$F$60]/2;[.$C$3])" office:value-type="float" office:value="0.0173307734022362">
            <text:p>0.0173307734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10">
            <text:p>1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289847">
            <text:p>2.90E-004</text:p>
          </table:table-cell>
          <table:table-cell office:value-type="float" office:value="0.224275">
            <text:p>0.22</text:p>
          </table:table-cell>
          <table:table-cell table:formula="of:=IF(AND(0&lt;[.O8]; [.O8]&lt;[.$C$2]); [.N8]/[.$F$60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8]/[.Q8]" office:value-type="float" office:value="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">
            <text:p>1.00E-001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0985248">
            <text:p>9.85E-004</text:p>
          </table:table-cell>
          <table:table-cell office:value-type="float" office:value="0.139578">
            <text:p>0.14</text:p>
          </table:table-cell>
          <table:table-cell table:formula="of:=IF(AND(0&lt;[.G9]; [.G9]&lt;[.$C$2]); [.F9]/[.$F$60]/2;[.$C$3])" office:value-type="float" office:value="0.0392860902435523">
            <text:p>0.0392860902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0985248">
            <text:p>9.85E-004</text:p>
          </table:table-cell>
          <table:table-cell office:value-type="float" office:value="0.139578">
            <text:p>0.14</text:p>
          </table:table-cell>
          <table:table-cell table:formula="of:=IF(AND(0&lt;[.O9]; [.O9]&lt;[.$C$2]); [.N9]/[.$F$60]/2;[.$C$3])" office:value-type="float" office:value="0.0392860902435523">
            <text:p>0.0392860902</text:p>
          </table:table-cell>
          <table:table-cell office:value-type="float" office:value="0.0392861">
            <text:p>3.93E-002</text:p>
          </table:table-cell>
          <table:table-cell table:formula="of:=[.P9]/[.Q9]" office:value-type="float" office:value="0.999999751656497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">
            <text:p>1.00E-001</text:p>
          </table:table-cell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20324">
            <text:p>3.20E-003</text:p>
          </table:table-cell>
          <table:table-cell office:value-type="float" office:value="0.0779439">
            <text:p>0.08</text:p>
          </table:table-cell>
          <table:table-cell table:formula="of:=IF(AND(0&lt;[.G10]; [.G10]&lt;[.$C$2]); [.F10]/[.$F$60]/2;[.$C$3])" office:value-type="float" office:value="0.127727004481873">
            <text:p>0.1277270045</text:p>
          </table:table-cell>
          <table:table-cell/>
          <table:table-cell office:value-type="float" office:value="0.1">
            <text:p>1.00E-001</text:p>
          </table:table-cell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230106">
            <text:p>2.30E-003</text:p>
          </table:table-cell>
          <table:table-cell office:value-type="float" office:value="0.090069">
            <text:p>0.09</text:p>
          </table:table-cell>
          <table:table-cell table:formula="of:=IF(AND(0&lt;[.O10]; [.O10]&lt;[.$C$2]); [.N10]/[.$F$60]/2;[.$C$3])" office:value-type="float" office:value="0.0917531939327241">
            <text:p>0.0917531939</text:p>
          </table:table-cell>
          <table:table-cell office:value-type="float" office:value="0.0917532">
            <text:p>9.18E-002</text:p>
          </table:table-cell>
          <table:table-cell table:formula="of:=[.P10]/[.Q10]" office:value-type="float" office:value="0.999999933873958">
            <text:p>1.00</text:p>
          </table:table-cell>
          <table:table-cell table:number-columns-repeated="5"/>
          <table:table-cell table:style-name="ce1" table:number-columns-repeated="3"/>
        </table:table-row>
        <table:table-row table:style-name="ro1">
          <table:table-cell/>
          <table:table-cell office:value-type="float" office:value="0.1">
            <text:p>1.00E-001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132174">
            <text:p>1.32E-003</text:p>
          </table:table-cell>
          <table:table-cell office:value-type="float" office:value="0.117882">
            <text:p>0.12</text:p>
          </table:table-cell>
          <table:table-cell table:formula="of:=IF(AND(0&lt;[.G11]; [.G11]&lt;[.$C$2]); [.F11]/[.$F$60]/2;[.$C$3])" office:value-type="float" office:value="0.0527034786353414">
            <text:p>0.0527034786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0993299">
            <text:p>9.93E-004</text:p>
          </table:table-cell>
          <table:table-cell office:value-type="float" office:value="0.136307">
            <text:p>0.14</text:p>
          </table:table-cell>
          <table:table-cell table:formula="of:=IF(AND(0&lt;[.O11]; [.O11]&lt;[.$C$2]); [.N11]/[.$F$60]/2;[.$C$3])" office:value-type="float" office:value="0.0396071183629201">
            <text:p>0.0396071184</text:p>
          </table:table-cell>
          <table:table-cell office:value-type="float" office:value="0.0396071">
            <text:p>3.96E-002</text:p>
          </table:table-cell>
          <table:table-cell table:formula="of:=[.P11]/[.Q11]" office:value-type="float" office:value="1.00000046362698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">
            <text:p>1.00E-001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3507">
            <text:p>3.51E-004</text:p>
          </table:table-cell>
          <table:table-cell office:value-type="float" office:value="0.221148">
            <text:p>0.22</text:p>
          </table:table-cell>
          <table:table-cell table:formula="of:=IF(AND(0&lt;[.G12]; [.G12]&lt;[.$C$2]); [.F12]/[.$F$60]/2;[.$C$3])" office:value-type="float" office:value="0.001">
            <text:p>1.00E-003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3507">
            <text:p>3.51E-004</text:p>
          </table:table-cell>
          <table:table-cell office:value-type="float" office:value="0.221148">
            <text:p>0.22</text:p>
          </table:table-cell>
          <table:table-cell table:formula="of:=IF(AND(0&lt;[.O12]; [.O12]&lt;[.$C$2]); [.N12]/[.$F$60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12]/[.Q12]" office:value-type="float" office:value="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">
            <text:p>1.00E-001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19652">
            <text:p>1.20E-003</text:p>
          </table:table-cell>
          <table:table-cell office:value-type="float" office:value="0.111241">
            <text:p>0.11</text:p>
          </table:table-cell>
          <table:table-cell table:formula="of:=IF(AND(0&lt;[.G13]; [.G13]&lt;[.$C$2]); [.F13]/[.$F$60]/2;[.$C$3])" office:value-type="float" office:value="0.0477104167663525">
            <text:p>0.0477104168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884285">
            <text:p>8.84E-004</text:p>
          </table:table-cell>
          <table:table-cell office:value-type="float" office:value="0.139876">
            <text:p>0.14</text:p>
          </table:table-cell>
          <table:table-cell table:formula="of:=IF(AND(0&lt;[.O13]; [.O13]&lt;[.$C$2]); [.N13]/[.$F$60]/2;[.$C$3])" office:value-type="float" office:value="0.0352602596615468">
            <text:p>0.0352602597</text:p>
          </table:table-cell>
          <table:table-cell office:value-type="float" office:value="0.0352603">
            <text:p>3.53E-002</text:p>
          </table:table-cell>
          <table:table-cell table:formula="of:=[.P13]/[.Q13]" office:value-type="float" office:value="0.999998855980999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">
            <text:p>1.00E-001</text:p>
          </table:table-cell>
          <table:table-cell office:value-type="float" office:value="-10">
            <text:p>-1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0574702">
            <text:p>5.75E-004</text:p>
          </table:table-cell>
          <table:table-cell office:value-type="float" office:value="0.167801">
            <text:p>0.17</text:p>
          </table:table-cell>
          <table:table-cell table:formula="of:=IF(AND(0&lt;[.G14]; [.G14]&lt;[.$C$2]); [.F14]/[.$F$60]/2;[.$C$3])" office:value-type="float" office:value="0.0229158492431855">
            <text:p>0.0229158492</text:p>
          </table:table-cell>
          <table:table-cell/>
          <table:table-cell office:value-type="float" office:value="0.1">
            <text:p>1.00E-001</text:p>
          </table:table-cell>
          <table:table-cell table:number-columns-repeated="2"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327271">
            <text:p>3.27E-004</text:p>
          </table:table-cell>
          <table:table-cell office:value-type="float" office:value="0.246953">
            <text:p>0.25</text:p>
          </table:table-cell>
          <table:table-cell table:formula="of:=IF(AND(0&lt;[.O14]; [.O14]&lt;[.$C$2]); [.N14]/[.$F$60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14]/[.Q14]" office:value-type="float" office:value="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">
            <text:p>1.00E-001</text:p>
          </table:table-cell>
          <table:table-cell office:value-type="float" office:value="0">
            <text:p>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681855">
            <text:p>6.82E-004</text:p>
          </table:table-cell>
          <table:table-cell office:value-type="float" office:value="0.163723">
            <text:p>0.16</text:p>
          </table:table-cell>
          <table:table-cell table:formula="of:=IF(AND(0&lt;[.G15]; [.G15]&lt;[.$C$2]); [.F15]/[.$F$60]/2;[.$C$3])" office:value-type="float" office:value="0.0271885018421934">
            <text:p>0.0271885018</text:p>
          </table:table-cell>
          <table:table-cell/>
          <table:table-cell office:value-type="float" office:value="0.1">
            <text:p>1.00E-001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0790081">
            <text:p>7.90E-004</text:p>
          </table:table-cell>
          <table:table-cell office:value-type="float" office:value="0.137247">
            <text:p>0.14</text:p>
          </table:table-cell>
          <table:table-cell table:formula="of:=IF(AND(0&lt;[.O15]; [.O15]&lt;[.$C$2]); [.N15]/[.$F$60]/2;[.$C$3])" office:value-type="float" office:value="0.0315039395824362">
            <text:p>0.0315039396</text:p>
          </table:table-cell>
          <table:table-cell office:value-type="float" office:value="0.0315039">
            <text:p>3.15E-002</text:p>
          </table:table-cell>
          <table:table-cell table:formula="of:=[.P15]/[.Q15]" office:value-type="float" office:value="1.00000125642972">
            <text:p>1.00</text:p>
          </table:table-cell>
          <table:table-cell table:number-columns-repeated="5"/>
          <table:table-cell table:style-name="ce1" table:number-columns-repeated="3"/>
        </table:table-row>
        <table:table-row table:style-name="ro1">
          <table:table-cell/>
          <table:table-cell office:value-type="float" office:value="0.1">
            <text:p>1.00E-00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317829">
            <text:p>3.18E-003</text:p>
          </table:table-cell>
          <table:table-cell office:value-type="float" office:value="0.0757635">
            <text:p>0.08</text:p>
          </table:table-cell>
          <table:table-cell table:formula="of:=IF(AND(0&lt;[.G16]; [.G16]&lt;[.$C$2]); [.F16]/[.$F$60]/2;[.$C$3])" office:value-type="float" office:value="0.126732140293794">
            <text:p>0.1267321403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317829">
            <text:p>3.18E-003</text:p>
          </table:table-cell>
          <table:table-cell office:value-type="float" office:value="0.0757635">
            <text:p>0.08</text:p>
          </table:table-cell>
          <table:table-cell table:formula="of:=IF(AND(0&lt;[.O16]; [.O16]&lt;[.$C$2]); [.N16]/[.$F$60]/2;[.$C$3])" office:value-type="float" office:value="0.126732140293794">
            <text:p>0.1267321403</text:p>
          </table:table-cell>
          <table:table-cell office:value-type="float" office:value="0.126732">
            <text:p>1.27E-001</text:p>
          </table:table-cell>
          <table:table-cell table:formula="of:=[.P16]/[.Q16]" office:value-type="float" office:value="1.0000011070116">
            <text:p>1.00</text:p>
          </table:table-cell>
          <table:table-cell table:number-columns-repeated="2"/>
          <table:table-cell table:style-name="ce1" table:number-columns-repeated="6"/>
        </table:table-row>
        <table:table-row table:style-name="ro1">
          <table:table-cell/>
          <table:table-cell office:value-type="float" office:value="0.1">
            <text:p>1.00E-00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145762">
            <text:p>1.46E-003</text:p>
          </table:table-cell>
          <table:table-cell office:value-type="float" office:value="0.107186">
            <text:p>0.11</text:p>
          </table:table-cell>
          <table:table-cell table:formula="of:=IF(AND(0&lt;[.G17]; [.G17]&lt;[.$C$2]); [.F17]/[.$F$60]/2;[.$C$3])" office:value-type="float" office:value="0.0581216007145478">
            <text:p>0.0581216007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108799">
            <text:p>1.09E-003</text:p>
          </table:table-cell>
          <table:table-cell office:value-type="float" office:value="0.11998">
            <text:p>0.12</text:p>
          </table:table-cell>
          <table:table-cell table:formula="of:=IF(AND(0&lt;[.O17]; [.O17]&lt;[.$C$2]); [.N17]/[.$F$60]/2;[.$C$3])" office:value-type="float" office:value="0.0433828572339984">
            <text:p>0.0433828572</text:p>
          </table:table-cell>
          <table:table-cell office:value-type="float" office:value="0.0433829">
            <text:p>4.34E-002</text:p>
          </table:table-cell>
          <table:table-cell table:formula="of:=[.P17]/[.Q17]" office:value-type="float" office:value="0.999999014219853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">
            <text:p>1.00E-001</text:p>
          </table:table-cell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230106">
            <text:p>2.30E-003</text:p>
          </table:table-cell>
          <table:table-cell office:value-type="float" office:value="0.090069">
            <text:p>0.09</text:p>
          </table:table-cell>
          <table:table-cell table:formula="of:=IF(AND(0&lt;[.G18]; [.G18]&lt;[.$C$2]); [.F18]/[.$F$60]/2;[.$C$3])" office:value-type="float" office:value="0.0917531939327241">
            <text:p>0.0917531939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20324">
            <text:p>3.20E-003</text:p>
          </table:table-cell>
          <table:table-cell office:value-type="float" office:value="0.0779439">
            <text:p>0.08</text:p>
          </table:table-cell>
          <table:table-cell table:formula="of:=IF(AND(0&lt;[.O18]; [.O18]&lt;[.$C$2]); [.N18]/[.$F$60]/2;[.$C$3])" office:value-type="float" office:value="0.127727004481873">
            <text:p>0.1277270045</text:p>
          </table:table-cell>
          <table:table-cell office:value-type="float" office:value="0.127727">
            <text:p>1.28E-001</text:p>
          </table:table-cell>
          <table:table-cell table:formula="of:=[.P18]/[.Q18]" office:value-type="float" office:value="1.00000003508947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">
            <text:p>1.00E-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5394">
            <text:p>1.25E-002</text:p>
          </table:table-cell>
          <table:table-cell office:value-type="float" office:value="0.032505">
            <text:p>0.03</text:p>
          </table:table-cell>
          <table:table-cell table:formula="of:=IF(AND(0&lt;[.G19]; [.G19]&lt;[.$C$2]); [.F19]/[.$F$60]/2;[.$C$3])" office:value-type="float" office:value="0.5">
            <text:p>0.5</text:p>
          </table:table-cell>
          <table:table-cell/>
          <table:table-cell office:value-type="float" office:value="0.1">
            <text:p>1.00E-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5394">
            <text:p>1.25E-002</text:p>
          </table:table-cell>
          <table:table-cell office:value-type="float" office:value="0.032505">
            <text:p>0.03</text:p>
          </table:table-cell>
          <table:table-cell table:formula="of:=IF(AND(0&lt;[.O19]; [.O19]&lt;[.$C$2]); [.N19]/[.$F$60]/2;[.$C$3])" office:value-type="float" office:value="0.5">
            <text:p>0.5</text:p>
          </table:table-cell>
          <table:table-cell office:value-type="float" office:value="0.5">
            <text:p>5.00E-001</text:p>
          </table:table-cell>
          <table:table-cell table:formula="of:=[.P19]/[.Q19]" office:value-type="float" office:value="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">
            <text:p>1.00E-00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404165">
            <text:p>4.04E-003</text:p>
          </table:table-cell>
          <table:table-cell office:value-type="float" office:value="0.0659025">
            <text:p>0.07</text:p>
          </table:table-cell>
          <table:table-cell table:formula="of:=IF(AND(0&lt;[.G20]; [.G20]&lt;[.$C$2]); [.F20]/[.$F$60]/2;[.$C$3])" office:value-type="float" office:value="0.161158029889787">
            <text:p>0.1611580299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83977">
            <text:p>3.84E-003</text:p>
          </table:table-cell>
          <table:table-cell office:value-type="float" office:value="0.0687871">
            <text:p>0.07</text:p>
          </table:table-cell>
          <table:table-cell table:formula="of:=IF(AND(0&lt;[.O20]; [.O20]&lt;[.$C$2]); [.N20]/[.$F$60]/2;[.$C$3])" office:value-type="float" office:value="0.15310820294432">
            <text:p>0.1531082029</text:p>
          </table:table-cell>
          <table:table-cell office:value-type="float" office:value="0.153108">
            <text:p>1.53E-001</text:p>
          </table:table-cell>
          <table:table-cell table:formula="of:=[.P20]/[.Q20]" office:value-type="float" office:value="1.00000132549782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">
            <text:p>1.00E-00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884285">
            <text:p>8.84E-004</text:p>
          </table:table-cell>
          <table:table-cell office:value-type="float" office:value="0.139876">
            <text:p>0.14</text:p>
          </table:table-cell>
          <table:table-cell table:formula="of:=IF(AND(0&lt;[.G21]; [.G21]&lt;[.$C$2]); [.F21]/[.$F$60]/2;[.$C$3])" office:value-type="float" office:value="0.0352602596615468">
            <text:p>0.0352602597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19652">
            <text:p>1.20E-003</text:p>
          </table:table-cell>
          <table:table-cell office:value-type="float" office:value="0.111241">
            <text:p>0.11</text:p>
          </table:table-cell>
          <table:table-cell table:formula="of:=IF(AND(0&lt;[.O21]; [.O21]&lt;[.$C$2]); [.N21]/[.$F$60]/2;[.$C$3])" office:value-type="float" office:value="0.0477104167663525">
            <text:p>0.0477104168</text:p>
          </table:table-cell>
          <table:table-cell office:value-type="float" office:value="0.0477104">
            <text:p>4.77E-002</text:p>
          </table:table-cell>
          <table:table-cell table:formula="of:=[.P21]/[.Q21]" office:value-type="float" office:value="1.00000035141924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">
            <text:p>1.00E-00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324013">
            <text:p>3.24E-003</text:p>
          </table:table-cell>
          <table:table-cell office:value-type="float" office:value="0.0761195">
            <text:p>0.08</text:p>
          </table:table-cell>
          <table:table-cell table:formula="of:=IF(AND(0&lt;[.G22]; [.G22]&lt;[.$C$2]); [.F22]/[.$F$60]/2;[.$C$3])" office:value-type="float" office:value="0.129197968004849">
            <text:p>0.129197968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324013">
            <text:p>3.24E-003</text:p>
          </table:table-cell>
          <table:table-cell office:value-type="float" office:value="0.0761195">
            <text:p>0.08</text:p>
          </table:table-cell>
          <table:table-cell table:formula="of:=IF(AND(0&lt;[.O22]; [.O22]&lt;[.$C$2]); [.N22]/[.$F$60]/2;[.$C$3])" office:value-type="float" office:value="0.129197968004849">
            <text:p>0.129197968</text:p>
          </table:table-cell>
          <table:table-cell office:value-type="float" office:value="0.129198">
            <text:p>1.29E-001</text:p>
          </table:table-cell>
          <table:table-cell table:formula="of:=[.P22]/[.Q22]" office:value-type="float" office:value="0.999999752355677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">
            <text:p>1.00E-00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130529">
            <text:p>1.31E-003</text:p>
          </table:table-cell>
          <table:table-cell office:value-type="float" office:value="0.114434">
            <text:p>0.11</text:p>
          </table:table-cell>
          <table:table-cell table:formula="of:=IF(AND(0&lt;[.G23]; [.G23]&lt;[.$C$2]); [.F23]/[.$F$60]/2;[.$C$3])" office:value-type="float" office:value="0.0520475461345838">
            <text:p>0.0520475461</text:p>
          </table:table-cell>
          <table:table-cell/>
          <table:table-cell office:value-type="float" office:value="0.1">
            <text:p>1.00E-00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13158">
            <text:p>1.13E-003</text:p>
          </table:table-cell>
          <table:table-cell office:value-type="float" office:value="0.123392">
            <text:p>0.12</text:p>
          </table:table-cell>
          <table:table-cell table:formula="of:=IF(AND(0&lt;[.O23]; [.O23]&lt;[.$C$2]); [.N23]/[.$F$60]/2;[.$C$3])" office:value-type="float" office:value="0.0451209786752157">
            <text:p>0.0451209787</text:p>
          </table:table-cell>
          <table:table-cell office:value-type="float" office:value="0.045121">
            <text:p>4.51E-002</text:p>
          </table:table-cell>
          <table:table-cell table:formula="of:=[.P23]/[.Q23]" office:value-type="float" office:value="0.9999995273867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">
            <text:p>1.00E-001</text:p>
          </table:table-cell>
          <table:table-cell office:value-type="float" office:value="10">
            <text:p>1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289847">
            <text:p>2.90E-004</text:p>
          </table:table-cell>
          <table:table-cell office:value-type="float" office:value="0.224275">
            <text:p>0.22</text:p>
          </table:table-cell>
          <table:table-cell table:formula="of:=IF(AND(0&lt;[.G24]; [.G24]&lt;[.$C$2]); [.F24]/[.$F$60]/2;[.$C$3])" office:value-type="float" office:value="0.001">
            <text:p>1.00E-003</text:p>
          </table:table-cell>
          <table:table-cell/>
          <table:table-cell office:value-type="float" office:value="0.1">
            <text:p>1.00E-001</text:p>
          </table:table-cell>
          <table:table-cell table:number-columns-repeated="2"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434635">
            <text:p>4.35E-004</text:p>
          </table:table-cell>
          <table:table-cell office:value-type="float" office:value="0.18927">
            <text:p>0.19</text:p>
          </table:table-cell>
          <table:table-cell table:formula="of:=IF(AND(0&lt;[.O24]; [.O24]&lt;[.$C$2]); [.N24]/[.$F$60]/2;[.$C$3])" office:value-type="float" office:value="0.0173307734022362">
            <text:p>0.0173307734</text:p>
          </table:table-cell>
          <table:table-cell office:value-type="float" office:value="0.0173308">
            <text:p>1.73E-002</text:p>
          </table:table-cell>
          <table:table-cell table:formula="of:=[.P24]/[.Q24]" office:value-type="float" office:value="0.99999846528932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">
            <text:p>1.00E-001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108799">
            <text:p>1.09E-003</text:p>
          </table:table-cell>
          <table:table-cell office:value-type="float" office:value="0.11998">
            <text:p>0.12</text:p>
          </table:table-cell>
          <table:table-cell table:formula="of:=IF(AND(0&lt;[.G25]; [.G25]&lt;[.$C$2]); [.F25]/[.$F$60]/2;[.$C$3])" office:value-type="float" office:value="0.0433828572339984">
            <text:p>0.0433828572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145762">
            <text:p>1.46E-003</text:p>
          </table:table-cell>
          <table:table-cell office:value-type="float" office:value="0.107186">
            <text:p>0.11</text:p>
          </table:table-cell>
          <table:table-cell table:formula="of:=IF(AND(0&lt;[.O25]; [.O25]&lt;[.$C$2]); [.N25]/[.$F$60]/2;[.$C$3])" office:value-type="float" office:value="0.0581216007145478">
            <text:p>0.0581216007</text:p>
          </table:table-cell>
          <table:table-cell office:value-type="float" office:value="0.0581216">
            <text:p>5.81E-002</text:p>
          </table:table-cell>
          <table:table-cell table:formula="of:=[.P25]/[.Q25]" office:value-type="float" office:value="1.0000000122940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">
            <text:p>1.00E-001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685193">
            <text:p>6.85E-004</text:p>
          </table:table-cell>
          <table:table-cell office:value-type="float" office:value="0.153499">
            <text:p>0.15</text:p>
          </table:table-cell>
          <table:table-cell table:formula="of:=IF(AND(0&lt;[.G26]; [.G26]&lt;[.$C$2]); [.F26]/[.$F$60]/2;[.$C$3])" office:value-type="float" office:value="0.0273216023095204">
            <text:p>0.0273216023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685193">
            <text:p>6.85E-004</text:p>
          </table:table-cell>
          <table:table-cell office:value-type="float" office:value="0.153499">
            <text:p>0.15</text:p>
          </table:table-cell>
          <table:table-cell table:formula="of:=IF(AND(0&lt;[.O26]; [.O26]&lt;[.$C$2]); [.N26]/[.$F$60]/2;[.$C$3])" office:value-type="float" office:value="0.0273216023095204">
            <text:p>0.0273216023</text:p>
          </table:table-cell>
          <table:table-cell office:value-type="float" office:value="0.0273216">
            <text:p>2.73E-002</text:p>
          </table:table-cell>
          <table:table-cell table:formula="of:=[.P26]/[.Q26]" office:value-type="float" office:value="1.00000008453094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">
            <text:p>1.00E-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0993299">
            <text:p>9.93E-004</text:p>
          </table:table-cell>
          <table:table-cell office:value-type="float" office:value="0.136307">
            <text:p>0.14</text:p>
          </table:table-cell>
          <table:table-cell table:formula="of:=IF(AND(0&lt;[.G27]; [.G27]&lt;[.$C$2]); [.F27]/[.$F$60]/2;[.$C$3])" office:value-type="float" office:value="0.0396071183629201">
            <text:p>0.0396071184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132174">
            <text:p>1.32E-003</text:p>
          </table:table-cell>
          <table:table-cell office:value-type="float" office:value="0.117882">
            <text:p>0.12</text:p>
          </table:table-cell>
          <table:table-cell table:formula="of:=IF(AND(0&lt;[.O27]; [.O27]&lt;[.$C$2]); [.N27]/[.$F$60]/2;[.$C$3])" office:value-type="float" office:value="0.0527034786353414">
            <text:p>0.0527034786</text:p>
          </table:table-cell>
          <table:table-cell office:value-type="float" office:value="0.0527035">
            <text:p>5.27E-002</text:p>
          </table:table-cell>
          <table:table-cell table:formula="of:=[.P27]/[.Q27]" office:value-type="float" office:value="0.99999959462543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">
            <text:p>1.00E-00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83977">
            <text:p>3.84E-003</text:p>
          </table:table-cell>
          <table:table-cell office:value-type="float" office:value="0.0687871">
            <text:p>0.07</text:p>
          </table:table-cell>
          <table:table-cell table:formula="of:=IF(AND(0&lt;[.G28]; [.G28]&lt;[.$C$2]); [.F28]/[.$F$60]/2;[.$C$3])" office:value-type="float" office:value="0.15310820294432">
            <text:p>0.1531082029</text:p>
          </table:table-cell>
          <table:table-cell/>
          <table:table-cell office:value-type="float" office:value="0.1">
            <text:p>1.00E-00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404165">
            <text:p>4.04E-003</text:p>
          </table:table-cell>
          <table:table-cell office:value-type="float" office:value="0.0659025">
            <text:p>0.07</text:p>
          </table:table-cell>
          <table:table-cell table:formula="of:=IF(AND(0&lt;[.O28]; [.O28]&lt;[.$C$2]); [.N28]/[.$F$60]/2;[.$C$3])" office:value-type="float" office:value="0.161158029889787">
            <text:p>0.1611580299</text:p>
          </table:table-cell>
          <table:table-cell office:value-type="float" office:value="0.161158">
            <text:p>1.61E-001</text:p>
          </table:table-cell>
          <table:table-cell table:formula="of:=[.P28]/[.Q28]" office:value-type="float" office:value="1.00000018546884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">
            <text:p>1.00E-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151653">
            <text:p>1.52E-003</text:p>
          </table:table-cell>
          <table:table-cell office:value-type="float" office:value="0.108111">
            <text:p>0.11</text:p>
          </table:table-cell>
          <table:table-cell table:formula="of:=IF(AND(0&lt;[.G29]; [.G29]&lt;[.$C$2]); [.F29]/[.$F$60]/2;[.$C$3])" office:value-type="float" office:value="0.060470596679267">
            <text:p>0.0604705967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151653">
            <text:p>1.52E-003</text:p>
          </table:table-cell>
          <table:table-cell office:value-type="float" office:value="0.108111">
            <text:p>0.11</text:p>
          </table:table-cell>
          <table:table-cell table:formula="of:=IF(AND(0&lt;[.O29]; [.O29]&lt;[.$C$2]); [.N29]/[.$F$60]/2;[.$C$3])" office:value-type="float" office:value="0.060470596679267">
            <text:p>0.0604705967</text:p>
          </table:table-cell>
          <table:table-cell office:value-type="float" office:value="0.0604706">
            <text:p>6.05E-002</text:p>
          </table:table-cell>
          <table:table-cell table:formula="of:=[.P29]/[.Q29]" office:value-type="float" office:value="0.999999945085165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">
            <text:p>1.00E-001</text:p>
          </table:table-cell>
          <table:table-cell table:number-columns-repeated="2"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327271">
            <text:p>3.27E-004</text:p>
          </table:table-cell>
          <table:table-cell office:value-type="float" office:value="0.246953">
            <text:p>0.25</text:p>
          </table:table-cell>
          <table:table-cell table:formula="of:=IF(AND(0&lt;[.G30]; [.G30]&lt;[.$C$2]); [.F30]/[.$F$60]/2;[.$C$3])" office:value-type="float" office:value="0.001">
            <text:p>1.00E-003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-10">
            <text:p>-1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0574702">
            <text:p>5.75E-004</text:p>
          </table:table-cell>
          <table:table-cell office:value-type="float" office:value="0.167801">
            <text:p>0.17</text:p>
          </table:table-cell>
          <table:table-cell table:formula="of:=IF(AND(0&lt;[.O30]; [.O30]&lt;[.$C$2]); [.N30]/[.$F$60]/2;[.$C$3])" office:value-type="float" office:value="0.0229158492431855">
            <text:p>0.0229158492</text:p>
          </table:table-cell>
          <table:table-cell office:value-type="float" office:value="0.0229158">
            <text:p>2.29E-002</text:p>
          </table:table-cell>
          <table:table-cell table:formula="of:=[.P30]/[.Q30]" office:value-type="float" office:value="1.0000021488748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">
            <text:p>1.00E-00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13158">
            <text:p>1.13E-003</text:p>
          </table:table-cell>
          <table:table-cell office:value-type="float" office:value="0.123392">
            <text:p>0.12</text:p>
          </table:table-cell>
          <table:table-cell table:formula="of:=IF(AND(0&lt;[.G31]; [.G31]&lt;[.$C$2]); [.F31]/[.$F$60]/2;[.$C$3])" office:value-type="float" office:value="0.0451209786752157">
            <text:p>0.0451209787</text:p>
          </table:table-cell>
          <table:table-cell/>
          <table:table-cell office:value-type="float" office:value="0.1">
            <text:p>1.00E-00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130529">
            <text:p>1.31E-003</text:p>
          </table:table-cell>
          <table:table-cell office:value-type="float" office:value="0.114434">
            <text:p>0.11</text:p>
          </table:table-cell>
          <table:table-cell table:formula="of:=IF(AND(0&lt;[.O31]; [.O31]&lt;[.$C$2]); [.N31]/[.$F$60]/2;[.$C$3])" office:value-type="float" office:value="0.0520475461345838">
            <text:p>0.0520475461</text:p>
          </table:table-cell>
          <table:table-cell office:value-type="float" office:value="0.0520475">
            <text:p>5.20E-002</text:p>
          </table:table-cell>
          <table:table-cell table:formula="of:=[.P31]/[.Q31]" office:value-type="float" office:value="1.00000088639385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">
            <text:p>1.00E-001</text:p>
          </table:table-cell>
          <table:table-cell table:number-columns-repeated="3" office:value-type="float" office:value="10">
            <text:p>10</text:p>
          </table:table-cell>
          <table:table-cell office:value-type="float" office:value="0.000411534">
            <text:p>4.12E-004</text:p>
          </table:table-cell>
          <table:table-cell office:value-type="float" office:value="0.199104">
            <text:p>0.20</text:p>
          </table:table-cell>
          <table:table-cell table:formula="of:=IF(AND(0&lt;[.G32]; [.G32]&lt;[.$C$2]); [.F32]/[.$F$60]/2;[.$C$3])" office:value-type="float" office:value="0.0164096368247285">
            <text:p>0.0164096368</text:p>
          </table:table-cell>
          <table:table-cell/>
          <table:table-cell office:value-type="float" office:value="0.1">
            <text:p>1.00E-001</text:p>
          </table:table-cell>
          <table:table-cell table:number-columns-repeated="3" office:value-type="float" office:value="10">
            <text:p>10</text:p>
          </table:table-cell>
          <table:table-cell office:value-type="float" office:value="0.000411534">
            <text:p>4.12E-004</text:p>
          </table:table-cell>
          <table:table-cell office:value-type="float" office:value="0.199104">
            <text:p>0.20</text:p>
          </table:table-cell>
          <table:table-cell table:formula="of:=IF(AND(0&lt;[.O32]; [.O32]&lt;[.$C$2]); [.N32]/[.$F$60]/2;[.$C$3])" office:value-type="float" office:value="0.0164096368247285">
            <text:p>0.0164096368</text:p>
          </table:table-cell>
          <table:table-cell office:value-type="float" office:value="0.0164096">
            <text:p>1.64E-002</text:p>
          </table:table-cell>
          <table:table-cell table:formula="of:=[.P32]/[.Q32]" office:value-type="float" office:value="1.00000224409665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E+000</text:p>
          </table:table-cell>
          <table:table-cell table:number-columns-repeated="3" office:value-type="float" office:value="-10">
            <text:p>-10</text:p>
          </table:table-cell>
          <table:table-cell office:value-type="float" office:value="0.00000571094">
            <text:p>5.71E-006</text:p>
          </table:table-cell>
          <table:table-cell office:value-type="float" office:value="0.9995">
            <text:p>1.00</text:p>
          </table:table-cell>
          <table:table-cell table:formula="of:=IF(AND(0&lt;[.G33]; [.G33]&lt;[.$C$2]); [.F33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table:number-columns-repeated="3" office:value-type="float" office:value="-10">
            <text:p>-10</text:p>
          </table:table-cell>
          <table:table-cell office:value-type="float" office:value="0.00000571094">
            <text:p>5.71E-006</text:p>
          </table:table-cell>
          <table:table-cell office:value-type="float" office:value="0.9995">
            <text:p>1.00</text:p>
          </table:table-cell>
          <table:table-cell table:formula="of:=IF(AND(0&lt;[.O33]; [.O33]&lt;[.$C$2]); [.N33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33]/[.Q33]" office:value-type="float" office:value="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E+00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00619311">
            <text:p>6.19E-005</text:p>
          </table:table-cell>
          <table:table-cell office:value-type="float" office:value="0.340905">
            <text:p>0.34</text:p>
          </table:table-cell>
          <table:table-cell table:formula="of:=IF(AND(0&lt;[.G34]; [.G34]&lt;[.$C$2]); [.F34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0">
            <text:p>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00689653">
            <text:p>6.90E-006</text:p>
          </table:table-cell>
          <table:table-cell office:value-type="float" office:value="0.713215">
            <text:p>0.71</text:p>
          </table:table-cell>
          <table:table-cell table:formula="of:=IF(AND(0&lt;[.O34]; [.O34]&lt;[.$C$2]); [.N34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34]/[.Q34]" office:value-type="float" office:value="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E+00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00867595">
            <text:p>8.68E-006</text:p>
          </table:table-cell>
          <table:table-cell office:value-type="float" office:value="0.659278">
            <text:p>0.66</text:p>
          </table:table-cell>
          <table:table-cell table:formula="of:=IF(AND(0&lt;[.G35]; [.G35]&lt;[.$C$2]); [.F35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10">
            <text:p>1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.00E+000</text:p>
          </table:table-cell>
          <table:table-cell office:value-type="float" office:value="0">
            <text:p>0.00</text:p>
          </table:table-cell>
          <table:table-cell table:formula="of:=IF(AND(0&lt;[.O35]; [.O35]&lt;[.$C$2]); [.N35]/[.$F$60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35]/[.Q35]" office:value-type="float" office:value="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E+00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00371637">
            <text:p>3.72E-005</text:p>
          </table:table-cell>
          <table:table-cell office:value-type="float" office:value="0.447233">
            <text:p>0.45</text:p>
          </table:table-cell>
          <table:table-cell table:formula="of:=IF(AND(0&lt;[.G36]; [.G36]&lt;[.$C$2]); [.F36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00371637">
            <text:p>3.72E-005</text:p>
          </table:table-cell>
          <table:table-cell office:value-type="float" office:value="0.447233">
            <text:p>0.45</text:p>
          </table:table-cell>
          <table:table-cell table:formula="of:=IF(AND(0&lt;[.O36]; [.O36]&lt;[.$C$2]); [.N36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36]/[.Q36]" office:value-type="float" office:value="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E+000</text:p>
          </table:table-cell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9342">
            <text:p>2.69E-004</text:p>
          </table:table-cell>
          <table:table-cell office:value-type="float" office:value="0.140498">
            <text:p>0.14</text:p>
          </table:table-cell>
          <table:table-cell table:formula="of:=IF(AND(0&lt;[.G37]; [.G37]&lt;[.$C$2]); [.F37]/[.$F$60]/2;[.$C$3])" office:value-type="float" office:value="0.0107398280619487">
            <text:p>0.0107398281</text:p>
          </table:table-cell>
          <table:table-cell/>
          <table:table-cell office:value-type="float" office:value="1">
            <text:p>1.00E+000</text:p>
          </table:table-cell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00800126">
            <text:p>8.00E-005</text:p>
          </table:table-cell>
          <table:table-cell office:value-type="float" office:value="0.22469">
            <text:p>0.22</text:p>
          </table:table-cell>
          <table:table-cell table:formula="of:=IF(AND(0&lt;[.O37]; [.O37]&lt;[.$C$2]); [.N37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37]/[.Q37]" office:value-type="float" office:value="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E+00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00447201">
            <text:p>4.47E-005</text:p>
          </table:table-cell>
          <table:table-cell office:value-type="float" office:value="0.379316">
            <text:p>0.38</text:p>
          </table:table-cell>
          <table:table-cell table:formula="of:=IF(AND(0&lt;[.G38]; [.G38]&lt;[.$C$2]); [.F38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00248583">
            <text:p>2.49E-005</text:p>
          </table:table-cell>
          <table:table-cell office:value-type="float" office:value="0.499258">
            <text:p>0.50</text:p>
          </table:table-cell>
          <table:table-cell table:formula="of:=IF(AND(0&lt;[.O38]; [.O38]&lt;[.$C$2]); [.N38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38]/[.Q38]" office:value-type="float" office:value="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E+00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000825773">
            <text:p>8.26E-007</text:p>
          </table:table-cell>
          <table:table-cell office:value-type="float" office:value="0.9995">
            <text:p>1.00</text:p>
          </table:table-cell>
          <table:table-cell table:formula="of:=IF(AND(0&lt;[.G39]; [.G39]&lt;[.$C$2]); [.F39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000825773">
            <text:p>8.26E-007</text:p>
          </table:table-cell>
          <table:table-cell office:value-type="float" office:value="0.9995">
            <text:p>1.00</text:p>
          </table:table-cell>
          <table:table-cell table:formula="of:=IF(AND(0&lt;[.O39]; [.O39]&lt;[.$C$2]); [.N39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39]/[.Q39]" office:value-type="float" office:value="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E+00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0037678">
            <text:p>3.77E-005</text:p>
          </table:table-cell>
          <table:table-cell office:value-type="float" office:value="0.398087">
            <text:p>0.40</text:p>
          </table:table-cell>
          <table:table-cell table:formula="of:=IF(AND(0&lt;[.G40]; [.G40]&lt;[.$C$2]); [.F40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0288978">
            <text:p>2.89E-005</text:p>
          </table:table-cell>
          <table:table-cell office:value-type="float" office:value="0.576953">
            <text:p>0.58</text:p>
          </table:table-cell>
          <table:table-cell table:formula="of:=IF(AND(0&lt;[.O40]; [.O40]&lt;[.$C$2]); [.N40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40]/[.Q40]" office:value-type="float" office:value="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E+000</text:p>
          </table:table-cell>
          <table:table-cell office:value-type="float" office:value="-10">
            <text:p>-1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000111753">
            <text:p>1.12E-006</text:p>
          </table:table-cell>
          <table:table-cell office:value-type="float" office:value="0.9995">
            <text:p>1.00</text:p>
          </table:table-cell>
          <table:table-cell table:formula="of:=IF(AND(0&lt;[.G41]; [.G41]&lt;[.$C$2]); [.F41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00506639">
            <text:p>5.07E-006</text:p>
          </table:table-cell>
          <table:table-cell office:value-type="float" office:value="0.9995">
            <text:p>1.00</text:p>
          </table:table-cell>
          <table:table-cell table:formula="of:=IF(AND(0&lt;[.O41]; [.O41]&lt;[.$C$2]); [.N41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41]/[.Q41]" office:value-type="float" office:value="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E+000</text:p>
          </table:table-cell>
          <table:table-cell office:value-type="float" office:value="0">
            <text:p>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00689653">
            <text:p>6.90E-006</text:p>
          </table:table-cell>
          <table:table-cell office:value-type="float" office:value="0.713215">
            <text:p>0.71</text:p>
          </table:table-cell>
          <table:table-cell table:formula="of:=IF(AND(0&lt;[.G42]; [.G42]&lt;[.$C$2]); [.F42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00619311">
            <text:p>6.19E-005</text:p>
          </table:table-cell>
          <table:table-cell office:value-type="float" office:value="0.340905">
            <text:p>0.34</text:p>
          </table:table-cell>
          <table:table-cell table:formula="of:=IF(AND(0&lt;[.O42]; [.O42]&lt;[.$C$2]); [.N42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42]/[.Q42]" office:value-type="float" office:value="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E+00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0316107">
            <text:p>3.16E-004</text:p>
          </table:table-cell>
          <table:table-cell office:value-type="float" office:value="0.140131">
            <text:p>0.14</text:p>
          </table:table-cell>
          <table:table-cell table:formula="of:=IF(AND(0&lt;[.G43]; [.G43]&lt;[.$C$2]); [.F43]/[.$F$60]/2;[.$C$3])" office:value-type="float" office:value="0.0126045504569597">
            <text:p>0.0126045505</text:p>
          </table:table-cell>
          <table:table-cell/>
          <table:table-cell office:value-type="float" office:value="1">
            <text:p>1.00E+00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0316107">
            <text:p>3.16E-004</text:p>
          </table:table-cell>
          <table:table-cell office:value-type="float" office:value="0.140131">
            <text:p>0.14</text:p>
          </table:table-cell>
          <table:table-cell table:formula="of:=IF(AND(0&lt;[.O43]; [.O43]&lt;[.$C$2]); [.N43]/[.$F$61]/2;[.$C$3])" office:value-type="float" office:value="0.027413382221328">
            <text:p>0.0274133822</text:p>
          </table:table-cell>
          <table:table-cell office:value-type="float" office:value="0.0274134">
            <text:p>2.74E-002</text:p>
          </table:table-cell>
          <table:table-cell table:formula="of:=[.P43]/[.Q43]" office:value-type="float" office:value="0.999999351460528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E+00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0675229">
            <text:p>6.75E-005</text:p>
          </table:table-cell>
          <table:table-cell office:value-type="float" office:value="0.327434">
            <text:p>0.33</text:p>
          </table:table-cell>
          <table:table-cell table:formula="of:=IF(AND(0&lt;[.G44]; [.G44]&lt;[.$C$2]); [.F44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00572445">
            <text:p>5.72E-005</text:p>
          </table:table-cell>
          <table:table-cell office:value-type="float" office:value="0.30452">
            <text:p>0.30</text:p>
          </table:table-cell>
          <table:table-cell table:formula="of:=IF(AND(0&lt;[.O44]; [.O44]&lt;[.$C$2]); [.N44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44]/[.Q44]" office:value-type="float" office:value="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E+000</text:p>
          </table:table-cell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00800126">
            <text:p>8.00E-005</text:p>
          </table:table-cell>
          <table:table-cell office:value-type="float" office:value="0.22469">
            <text:p>0.22</text:p>
          </table:table-cell>
          <table:table-cell table:formula="of:=IF(AND(0&lt;[.G45]; [.G45]&lt;[.$C$2]); [.F45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269342">
            <text:p>2.69E-004</text:p>
          </table:table-cell>
          <table:table-cell office:value-type="float" office:value="0.140498">
            <text:p>0.14</text:p>
          </table:table-cell>
          <table:table-cell table:formula="of:=IF(AND(0&lt;[.O45]; [.O45]&lt;[.$C$2]); [.N45]/[.$F$61]/2;[.$C$3])" office:value-type="float" office:value="0.0233578351452417">
            <text:p>0.0233578351</text:p>
          </table:table-cell>
          <table:table-cell office:value-type="float" office:value="0.0233578">
            <text:p>2.34E-002</text:p>
          </table:table-cell>
          <table:table-cell table:formula="of:=[.P45]/[.Q45]" office:value-type="float" office:value="1.00000150464692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E+0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76556">
            <text:p>5.77E-003</text:p>
          </table:table-cell>
          <table:table-cell office:value-type="float" office:value="0.0160113">
            <text:p>0.02</text:p>
          </table:table-cell>
          <table:table-cell table:formula="of:=IF(AND(0&lt;[.G46]; [.G46]&lt;[.$C$2]); [.F46]/[.$F$60]/2;[.$C$3])" office:value-type="float" office:value="0.229897762253377">
            <text:p>0.2298977623</text:p>
          </table:table-cell>
          <table:table-cell/>
          <table:table-cell office:value-type="float" office:value="1">
            <text:p>1.00E+00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76556">
            <text:p>5.77E-003</text:p>
          </table:table-cell>
          <table:table-cell office:value-type="float" office:value="0.0160113">
            <text:p>0.02</text:p>
          </table:table-cell>
          <table:table-cell table:formula="of:=IF(AND(0&lt;[.O46]; [.O46]&lt;[.$C$2]); [.N46]/[.$F$61]/2;[.$C$3])" office:value-type="float" office:value="0.5">
            <text:p>0.5</text:p>
          </table:table-cell>
          <table:table-cell office:value-type="float" office:value="0.5">
            <text:p>5.00E-001</text:p>
          </table:table-cell>
          <table:table-cell table:formula="of:=[.P46]/[.Q46]" office:value-type="float" office:value="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E+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0394865">
            <text:p>3.95E-004</text:p>
          </table:table-cell>
          <table:table-cell office:value-type="float" office:value="0.115239">
            <text:p>0.12</text:p>
          </table:table-cell>
          <table:table-cell table:formula="of:=IF(AND(0&lt;[.G47]; [.G47]&lt;[.$C$2]); [.F47]/[.$F$60]/2;[.$C$3])" office:value-type="float" office:value="0.0157449718487328">
            <text:p>0.0157449718</text:p>
          </table:table-cell>
          <table:table-cell/>
          <table:table-cell office:value-type="float" office:value="1">
            <text:p>1.00E+0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98621">
            <text:p>1.99E-004</text:p>
          </table:table-cell>
          <table:table-cell office:value-type="float" office:value="0.155839">
            <text:p>0.16</text:p>
          </table:table-cell>
          <table:table-cell table:formula="of:=IF(AND(0&lt;[.O47]; [.O47]&lt;[.$C$2]); [.N47]/[.$F$61]/2;[.$C$3])" office:value-type="float" office:value="0.0172247795530703">
            <text:p>0.0172247796</text:p>
          </table:table-cell>
          <table:table-cell office:value-type="float" office:value="0.0172248">
            <text:p>1.72E-002</text:p>
          </table:table-cell>
          <table:table-cell table:formula="of:=[.P47]/[.Q47]" office:value-type="float" office:value="0.999998812936597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E+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0288978">
            <text:p>2.89E-005</text:p>
          </table:table-cell>
          <table:table-cell office:value-type="float" office:value="0.576953">
            <text:p>0.58</text:p>
          </table:table-cell>
          <table:table-cell table:formula="of:=IF(AND(0&lt;[.G48]; [.G48]&lt;[.$C$2]); [.F48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0037678">
            <text:p>3.77E-005</text:p>
          </table:table-cell>
          <table:table-cell office:value-type="float" office:value="0.398087">
            <text:p>0.40</text:p>
          </table:table-cell>
          <table:table-cell table:formula="of:=IF(AND(0&lt;[.O48]; [.O48]&lt;[.$C$2]); [.N48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48]/[.Q48]" office:value-type="float" office:value="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E+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0221606">
            <text:p>2.22E-004</text:p>
          </table:table-cell>
          <table:table-cell office:value-type="float" office:value="0.16795">
            <text:p>0.17</text:p>
          </table:table-cell>
          <table:table-cell table:formula="of:=IF(AND(0&lt;[.G49]; [.G49]&lt;[.$C$2]); [.F49]/[.$F$60]/2;[.$C$3])" office:value-type="float" office:value="0.00883638770595084">
            <text:p>0.0088363877</text:p>
          </table:table-cell>
          <table:table-cell/>
          <table:table-cell office:value-type="float" office:value="1">
            <text:p>1.00E+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0221606">
            <text:p>2.22E-004</text:p>
          </table:table-cell>
          <table:table-cell office:value-type="float" office:value="0.16795">
            <text:p>0.17</text:p>
          </table:table-cell>
          <table:table-cell table:formula="of:=IF(AND(0&lt;[.O49]; [.O49]&lt;[.$C$2]); [.N49]/[.$F$61]/2;[.$C$3])" office:value-type="float" office:value="0.0192180811577713">
            <text:p>0.0192180812</text:p>
          </table:table-cell>
          <table:table-cell office:value-type="float" office:value="0.0192181">
            <text:p>1.92E-002</text:p>
          </table:table-cell>
          <table:table-cell table:formula="of:=[.P49]/[.Q49]" office:value-type="float" office:value="0.999999019558193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E+00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00925784">
            <text:p>9.26E-005</text:p>
          </table:table-cell>
          <table:table-cell office:value-type="float" office:value="0.257795">
            <text:p>0.26</text:p>
          </table:table-cell>
          <table:table-cell table:formula="of:=IF(AND(0&lt;[.G50]; [.G50]&lt;[.$C$2]); [.F50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00319127">
            <text:p>3.19E-005</text:p>
          </table:table-cell>
          <table:table-cell office:value-type="float" office:value="0.429943">
            <text:p>0.43</text:p>
          </table:table-cell>
          <table:table-cell table:formula="of:=IF(AND(0&lt;[.O50]; [.O50]&lt;[.$C$2]); [.N50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50]/[.Q50]" office:value-type="float" office:value="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E+000</text:p>
          </table:table-cell>
          <table:table-cell office:value-type="float" office:value="10">
            <text:p>1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.00E+000</text:p>
          </table:table-cell>
          <table:table-cell office:value-type="float" office:value="0">
            <text:p>0.00</text:p>
          </table:table-cell>
          <table:table-cell table:formula="of:=IF(AND(0&lt;[.G51]; [.G51]&lt;[.$C$2]); [.F51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00867595">
            <text:p>8.68E-006</text:p>
          </table:table-cell>
          <table:table-cell office:value-type="float" office:value="0.659278">
            <text:p>0.66</text:p>
          </table:table-cell>
          <table:table-cell table:formula="of:=IF(AND(0&lt;[.O51]; [.O51]&lt;[.$C$2]); [.N51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51]/[.Q51]" office:value-type="float" office:value="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E+00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00572445">
            <text:p>5.72E-005</text:p>
          </table:table-cell>
          <table:table-cell office:value-type="float" office:value="0.30452">
            <text:p>0.30</text:p>
          </table:table-cell>
          <table:table-cell table:formula="of:=IF(AND(0&lt;[.G52]; [.G52]&lt;[.$C$2]); [.F52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0675229">
            <text:p>6.75E-005</text:p>
          </table:table-cell>
          <table:table-cell office:value-type="float" office:value="0.327434">
            <text:p>0.33</text:p>
          </table:table-cell>
          <table:table-cell table:formula="of:=IF(AND(0&lt;[.O52]; [.O52]&lt;[.$C$2]); [.N52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52]/[.Q52]" office:value-type="float" office:value="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E+00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0101354">
            <text:p>1.01E-005</text:p>
          </table:table-cell>
          <table:table-cell office:value-type="float" office:value="0.729878">
            <text:p>0.73</text:p>
          </table:table-cell>
          <table:table-cell table:formula="of:=IF(AND(0&lt;[.G53]; [.G53]&lt;[.$C$2]); [.F53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0101354">
            <text:p>1.01E-005</text:p>
          </table:table-cell>
          <table:table-cell office:value-type="float" office:value="0.729878">
            <text:p>0.73</text:p>
          </table:table-cell>
          <table:table-cell table:formula="of:=IF(AND(0&lt;[.O53]; [.O53]&lt;[.$C$2]); [.N53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53]/[.Q53]" office:value-type="float" office:value="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E+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00248583">
            <text:p>2.49E-005</text:p>
          </table:table-cell>
          <table:table-cell office:value-type="float" office:value="0.499258">
            <text:p>0.50</text:p>
          </table:table-cell>
          <table:table-cell table:formula="of:=IF(AND(0&lt;[.G54]; [.G54]&lt;[.$C$2]); [.F54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00447201">
            <text:p>4.47E-005</text:p>
          </table:table-cell>
          <table:table-cell office:value-type="float" office:value="0.379316">
            <text:p>0.38</text:p>
          </table:table-cell>
          <table:table-cell table:formula="of:=IF(AND(0&lt;[.O54]; [.O54]&lt;[.$C$2]); [.N54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54]/[.Q54]" office:value-type="float" office:value="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E+0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98621">
            <text:p>1.99E-004</text:p>
          </table:table-cell>
          <table:table-cell office:value-type="float" office:value="0.155839">
            <text:p>0.16</text:p>
          </table:table-cell>
          <table:table-cell table:formula="of:=IF(AND(0&lt;[.G55]; [.G55]&lt;[.$C$2]); [.F55]/[.$F$60]/2;[.$C$3])" office:value-type="float" office:value="0.00791987654911718">
            <text:p>0.0079198765</text:p>
          </table:table-cell>
          <table:table-cell/>
          <table:table-cell office:value-type="float" office:value="1">
            <text:p>1.00E+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0394865">
            <text:p>3.95E-004</text:p>
          </table:table-cell>
          <table:table-cell office:value-type="float" office:value="0.115239">
            <text:p>0.12</text:p>
          </table:table-cell>
          <table:table-cell table:formula="of:=IF(AND(0&lt;[.O55]; [.O55]&lt;[.$C$2]); [.N55]/[.$F$61]/2;[.$C$3])" office:value-type="float" office:value="0.034243421280847">
            <text:p>0.0342434213</text:p>
          </table:table-cell>
          <table:table-cell office:value-type="float" office:value="0.0342434">
            <text:p>3.42E-002</text:p>
          </table:table-cell>
          <table:table-cell table:formula="of:=[.P55]/[.Q55]" office:value-type="float" office:value="1.00000062145835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E+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00760556">
            <text:p>7.61E-005</text:p>
          </table:table-cell>
          <table:table-cell office:value-type="float" office:value="0.287757">
            <text:p>0.29</text:p>
          </table:table-cell>
          <table:table-cell table:formula="of:=IF(AND(0&lt;[.G56]; [.G56]&lt;[.$C$2]); [.F56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00760556">
            <text:p>7.61E-005</text:p>
          </table:table-cell>
          <table:table-cell office:value-type="float" office:value="0.287757">
            <text:p>0.29</text:p>
          </table:table-cell>
          <table:table-cell table:formula="of:=IF(AND(0&lt;[.O56]; [.O56]&lt;[.$C$2]); [.N56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56]/[.Q56]" office:value-type="float" office:value="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E+0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00506639">
            <text:p>5.07E-006</text:p>
          </table:table-cell>
          <table:table-cell office:value-type="float" office:value="0.9995">
            <text:p>1.00</text:p>
          </table:table-cell>
          <table:table-cell table:formula="of:=IF(AND(0&lt;[.G57]; [.G57]&lt;[.$C$2]); [.F57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-10">
            <text:p>-1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000111753">
            <text:p>1.12E-006</text:p>
          </table:table-cell>
          <table:table-cell office:value-type="float" office:value="0.9995">
            <text:p>1.00</text:p>
          </table:table-cell>
          <table:table-cell table:formula="of:=IF(AND(0&lt;[.O57]; [.O57]&lt;[.$C$2]); [.N57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57]/[.Q57]" office:value-type="float" office:value="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E+00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00319127">
            <text:p>3.19E-005</text:p>
          </table:table-cell>
          <table:table-cell office:value-type="float" office:value="0.429943">
            <text:p>0.43</text:p>
          </table:table-cell>
          <table:table-cell table:formula="of:=IF(AND(0&lt;[.G58]; [.G58]&lt;[.$C$2]); [.F58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00925784">
            <text:p>9.26E-005</text:p>
          </table:table-cell>
          <table:table-cell office:value-type="float" office:value="0.257795">
            <text:p>0.26</text:p>
          </table:table-cell>
          <table:table-cell table:formula="of:=IF(AND(0&lt;[.O58]; [.O58]&lt;[.$C$2]); [.N58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58]/[.Q58]" office:value-type="float" office:value="1">
            <text:p>1.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.00E+000</text:p>
          </table:table-cell>
          <table:table-cell table:number-columns-repeated="3" office:value-type="float" office:value="10">
            <text:p>10</text:p>
          </table:table-cell>
          <table:table-cell office:value-type="float" office:value="0.00000226761">
            <text:p>2.27E-006</text:p>
          </table:table-cell>
          <table:table-cell office:value-type="float" office:value="0.646964">
            <text:p>0.65</text:p>
          </table:table-cell>
          <table:table-cell table:formula="of:=IF(AND(0&lt;[.G59]; [.G59]&lt;[.$C$2]); [.F59]/[.$F$60]/2;[.$C$3])" office:value-type="float" office:value="0.001">
            <text:p>1.00E-003</text:p>
          </table:table-cell>
          <table:table-cell/>
          <table:table-cell office:value-type="float" office:value="1">
            <text:p>1.00E+000</text:p>
          </table:table-cell>
          <table:table-cell table:number-columns-repeated="3" office:value-type="float" office:value="10">
            <text:p>10</text:p>
          </table:table-cell>
          <table:table-cell office:value-type="float" office:value="0.00000226761">
            <text:p>2.27E-006</text:p>
          </table:table-cell>
          <table:table-cell office:value-type="float" office:value="0.646964">
            <text:p>0.65</text:p>
          </table:table-cell>
          <table:table-cell table:formula="of:=IF(AND(0&lt;[.O59]; [.O59]&lt;[.$C$2]); [.N59]/[.$F$61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P59]/[.Q59]" office:value-type="float" office:value="1">
            <text:p>1.00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>
            <text:p>max 1</text:p>
          </table:table-cell>
          <table:table-cell table:style-name="Default" table:formula="of:=MAX([.F6:.F32])" office:value-type="float" office:value="0.0125394">
            <text:p>1.25E-002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>
            <text:p>max 2</text:p>
          </table:table-cell>
          <table:table-cell table:style-name="Default" table:formula="of:=MAX([.F33:.F59])" office:value-type="float" office:value="0.00576556">
            <text:p>5.77E-00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8"/>
        </table:table-row>
      </table:table>
      <table:table table:name="Total of 2 Group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number-columns-repeated="5"/>
          <table:table-cell table:style-name="Default" table:number-columns-repeated="2"/>
          <table:table-cell office:value-type="string">
            <text:p>ITERATION 0</text:p>
          </table:table-cell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tolerance</text:p>
          </table:table-cell>
          <table:table-cell office:value-type="float" office:value="0.2">
            <text:p>0.2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null value</text:p>
          </table:table-cell>
          <table:table-cell table:style-name="ce1" office:value-type="float" office:value="0.001">
            <text:p>1.00E-003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office:value-type="string">
            <text:p>Expected Order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Energ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style-name="Default" office:value-type="string">
            <text:p>Result</text:p>
          </table:table-cell>
          <table:table-cell table:style-name="Default" office:value-type="string">
            <text:p>Rel Error</text:p>
          </table:table-cell>
          <table:table-cell office:value-type="string">
            <text:p>WWLB</text:p>
          </table:table-cell>
          <table:table-cell/>
          <table:table-cell office:value-type="string">
            <text:p>Energ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style-name="Default" office:value-type="string">
            <text:p>Result</text:p>
          </table:table-cell>
          <table:table-cell table:style-name="Default" office:value-type="string">
            <text:p>Rel Error</text:p>
          </table:table-cell>
          <table:table-cell office:value-type="string">
            <text:p>WWLB</text:p>
          </table:table-cell>
          <table:table-cell table:style-name="Default" office:value-type="string">
            <text:p>Actual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3" office:value-type="float" office:value="-10">
            <text:p>-10</text:p>
          </table:table-cell>
          <table:table-cell office:value-type="float" office:value="0.00044372">
            <text:p>4.44E-004</text:p>
          </table:table-cell>
          <table:table-cell office:value-type="float" office:value="0.199326">
            <text:p>0.20</text:p>
          </table:table-cell>
          <table:table-cell table:formula="of:=IF(AND(0&lt;[.G6]; [.G6]&lt;[.$C$2]); [.F6]/[.$F$33]/2;[.$C$3])" office:value-type="float" office:value="0.0121202519543947">
            <text:p>0.012120252</text:p>
          </table:table-cell>
          <table:table-cell/>
          <table:table-cell office:value-type="string">
            <text:p>Total</text:p>
          </table:table-cell>
          <table:table-cell table:number-columns-repeated="3" office:value-type="float" office:value="-10">
            <text:p>-10</text:p>
          </table:table-cell>
          <table:table-cell office:value-type="float" office:value="0.00044372">
            <text:p>4.44E-004</text:p>
          </table:table-cell>
          <table:table-cell office:value-type="float" office:value="0.199326">
            <text:p>0.20</text:p>
          </table:table-cell>
          <table:table-cell table:formula="of:=IF(AND(0&lt;[.O6]; [.O6]&lt;[.$C$2]); [.N6]/[.$F$33]/2;[.$C$3])" office:value-type="float" office:value="0.0121202519543947">
            <text:p>0.0121202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0852012">
            <text:p>8.52E-004</text:p>
          </table:table-cell>
          <table:table-cell office:value-type="float" office:value="0.133584">
            <text:p>0.13</text:p>
          </table:table-cell>
          <table:table-cell table:formula="of:=IF(AND(0&lt;[.G7]; [.G7]&lt;[.$C$2]); [.F7]/[.$F$33]/2;[.$C$3])" office:value-type="float" office:value="0.0232727848827363">
            <text:p>0.0232727849</text:p>
          </table:table-cell>
          <table:table-cell/>
          <table:table-cell office:value-type="string">
            <text:p>Total</text:p>
          </table:table-cell>
          <table:table-cell office:value-type="float" office:value="0">
            <text:p>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688752">
            <text:p>6.89E-004</text:p>
          </table:table-cell>
          <table:table-cell office:value-type="float" office:value="0.164115">
            <text:p>0.16</text:p>
          </table:table-cell>
          <table:table-cell table:formula="of:=IF(AND(0&lt;[.O7]; [.O7]&lt;[.$C$2]); [.N7]/[.$F$33]/2;[.$C$3])" office:value-type="float" office:value="0.0188133232085398">
            <text:p>0.01881332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2"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443311">
            <text:p>4.43E-004</text:p>
          </table:table-cell>
          <table:table-cell office:value-type="float" office:value="0.186691">
            <text:p>0.19</text:p>
          </table:table-cell>
          <table:table-cell table:formula="of:=IF(AND(0&lt;[.G8]; [.G8]&lt;[.$C$2]); [.F8]/[.$F$33]/2;[.$C$3])" office:value-type="float" office:value="0.0121090800823823">
            <text:p>0.0121090801</text:p>
          </table:table-cell>
          <table:table-cell/>
          <table:table-cell office:value-type="string">
            <text:p>Total</text:p>
          </table:table-cell>
          <table:table-cell office:value-type="float" office:value="10">
            <text:p>1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289847">
            <text:p>2.90E-004</text:p>
          </table:table-cell>
          <table:table-cell office:value-type="float" office:value="0.224275">
            <text:p>0.22</text:p>
          </table:table-cell>
          <table:table-cell table:formula="of:=IF(AND(0&lt;[.O8]; [.O8]&lt;[.$C$2]); [.N8]/[.$F$33]/2;[.$C$3])" office:value-type="float" office:value="0.001">
            <text:p>1.00E-0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102241">
            <text:p>1.02E-003</text:p>
          </table:table-cell>
          <table:table-cell office:value-type="float" office:value="0.140615">
            <text:p>0.14</text:p>
          </table:table-cell>
          <table:table-cell table:formula="of:=IF(AND(0&lt;[.G9]; [.G9]&lt;[.$C$2]); [.F9]/[.$F$33]/2;[.$C$3])" office:value-type="float" office:value="0.0279272216728854">
            <text:p>0.0279272217</text:p>
          </table:table-cell>
          <table:table-cell/>
          <table:table-cell office:value-type="string">
            <text:p>Total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102241">
            <text:p>1.02E-003</text:p>
          </table:table-cell>
          <table:table-cell office:value-type="float" office:value="0.140615">
            <text:p>0.14</text:p>
          </table:table-cell>
          <table:table-cell table:formula="of:=IF(AND(0&lt;[.O9]; [.O9]&lt;[.$C$2]); [.N9]/[.$F$33]/2;[.$C$3])" office:value-type="float" office:value="0.0279272216728854">
            <text:p>0.02792722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47258">
            <text:p>3.47E-003</text:p>
          </table:table-cell>
          <table:table-cell office:value-type="float" office:value="0.0756572">
            <text:p>0.08</text:p>
          </table:table-cell>
          <table:table-cell table:formula="of:=IF(AND(0&lt;[.G10]; [.G10]&lt;[.$C$2]); [.F10]/[.$F$33]/2;[.$C$3])" office:value-type="float" office:value="0.0948538369507618">
            <text:p>0.094853837</text:p>
          </table:table-cell>
          <table:table-cell/>
          <table:table-cell office:value-type="string">
            <text:p>Total</text:p>
          </table:table-cell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238108">
            <text:p>2.38E-003</text:p>
          </table:table-cell>
          <table:table-cell office:value-type="float" office:value="0.0885479">
            <text:p>0.09</text:p>
          </table:table-cell>
          <table:table-cell table:formula="of:=IF(AND(0&lt;[.O10]; [.O10]&lt;[.$C$2]); [.N10]/[.$F$33]/2;[.$C$3])" office:value-type="float" office:value="0.0650394156755842">
            <text:p>0.0650394157</text:p>
          </table:table-cell>
          <table:table-cell table:number-columns-repeated="4"/>
          <table:table-cell table:style-name="ce1" table:number-columns-repeated="3"/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136646">
            <text:p>1.37E-003</text:p>
          </table:table-cell>
          <table:table-cell office:value-type="float" office:value="0.11584">
            <text:p>0.12</text:p>
          </table:table-cell>
          <table:table-cell table:formula="of:=IF(AND(0&lt;[.G11]; [.G11]&lt;[.$C$2]); [.F11]/[.$F$33]/2;[.$C$3])" office:value-type="float" office:value="0.037324978557654">
            <text:p>0.0373249786</text:p>
          </table:table-cell>
          <table:table-cell/>
          <table:table-cell office:value-type="string">
            <text:p>Tot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101816">
            <text:p>1.02E-003</text:p>
          </table:table-cell>
          <table:table-cell office:value-type="float" office:value="0.134941">
            <text:p>0.13</text:p>
          </table:table-cell>
          <table:table-cell table:formula="of:=IF(AND(0&lt;[.O11]; [.O11]&lt;[.$C$2]); [.N11]/[.$F$33]/2;[.$C$3])" office:value-type="float" office:value="0.0278111325382821">
            <text:p>0.02781113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351526">
            <text:p>3.52E-004</text:p>
          </table:table-cell>
          <table:table-cell office:value-type="float" office:value="0.221334">
            <text:p>0.22</text:p>
          </table:table-cell>
          <table:table-cell table:formula="of:=IF(AND(0&lt;[.G12]; [.G12]&lt;[.$C$2]); [.F12]/[.$F$33]/2;[.$C$3])" office:value-type="float" office:value="0.001">
            <text:p>1.00E-003</text:p>
          </table:table-cell>
          <table:table-cell/>
          <table:table-cell office:value-type="string">
            <text:p>Total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351526">
            <text:p>3.52E-004</text:p>
          </table:table-cell>
          <table:table-cell office:value-type="float" office:value="0.221334">
            <text:p>0.22</text:p>
          </table:table-cell>
          <table:table-cell table:formula="of:=IF(AND(0&lt;[.O12]; [.O12]&lt;[.$C$2]); [.N12]/[.$F$33]/2;[.$C$3])" office:value-type="float" office:value="0.001">
            <text:p>1.00E-0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2342">
            <text:p>1.23E-003</text:p>
          </table:table-cell>
          <table:table-cell office:value-type="float" office:value="0.110315">
            <text:p>0.11</text:p>
          </table:table-cell>
          <table:table-cell table:formula="of:=IF(AND(0&lt;[.G13]; [.G13]&lt;[.$C$2]); [.F13]/[.$F$33]/2;[.$C$3])" office:value-type="float" office:value="0.0337122846887992">
            <text:p>0.0337122847</text:p>
          </table:table-cell>
          <table:table-cell/>
          <table:table-cell office:value-type="string">
            <text:p>Total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913183">
            <text:p>9.13E-004</text:p>
          </table:table-cell>
          <table:table-cell office:value-type="float" office:value="0.137536">
            <text:p>0.14</text:p>
          </table:table-cell>
          <table:table-cell table:formula="of:=IF(AND(0&lt;[.O13]; [.O13]&lt;[.$C$2]); [.N13]/[.$F$33]/2;[.$C$3])" office:value-type="float" office:value="0.0249436762833995">
            <text:p>0.02494367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-10">
            <text:p>-1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057582">
            <text:p>5.76E-004</text:p>
          </table:table-cell>
          <table:table-cell office:value-type="float" office:value="0.167475">
            <text:p>0.17</text:p>
          </table:table-cell>
          <table:table-cell table:formula="of:=IF(AND(0&lt;[.G14]; [.G14]&lt;[.$C$2]); [.F14]/[.$F$33]/2;[.$C$3])" office:value-type="float" office:value="0.0157285754087703">
            <text:p>0.0157285754</text:p>
          </table:table-cell>
          <table:table-cell/>
          <table:table-cell office:value-type="string">
            <text:p>Total</text:p>
          </table:table-cell>
          <table:table-cell table:number-columns-repeated="2"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332337">
            <text:p>3.32E-004</text:p>
          </table:table-cell>
          <table:table-cell office:value-type="float" office:value="0.254193">
            <text:p>0.25</text:p>
          </table:table-cell>
          <table:table-cell table:formula="of:=IF(AND(0&lt;[.O14]; [.O14]&lt;[.$C$2]); [.N14]/[.$F$33]/2;[.$C$3])" office:value-type="float" office:value="0.001">
            <text:p>1.00E-0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0">
            <text:p>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688752">
            <text:p>6.89E-004</text:p>
          </table:table-cell>
          <table:table-cell office:value-type="float" office:value="0.164115">
            <text:p>0.16</text:p>
          </table:table-cell>
          <table:table-cell table:formula="of:=IF(AND(0&lt;[.G15]; [.G15]&lt;[.$C$2]); [.F15]/[.$F$33]/2;[.$C$3])" office:value-type="float" office:value="0.0188133232085398">
            <text:p>0.0188133232</text:p>
          </table:table-cell>
          <table:table-cell/>
          <table:table-cell office:value-type="string">
            <text:p>Total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0852012">
            <text:p>8.52E-004</text:p>
          </table:table-cell>
          <table:table-cell office:value-type="float" office:value="0.133584">
            <text:p>0.13</text:p>
          </table:table-cell>
          <table:table-cell table:formula="of:=IF(AND(0&lt;[.O15]; [.O15]&lt;[.$C$2]); [.N15]/[.$F$33]/2;[.$C$3])" office:value-type="float" office:value="0.0232727848827363">
            <text:p>0.02327278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34944">
            <text:p>3.49E-003</text:p>
          </table:table-cell>
          <table:table-cell office:value-type="float" office:value="0.0726383">
            <text:p>0.07</text:p>
          </table:table-cell>
          <table:table-cell table:formula="of:=IF(AND(0&lt;[.G16]; [.G16]&lt;[.$C$2]); [.F16]/[.$F$33]/2;[.$C$3])" office:value-type="float" office:value="0.0954498522253604">
            <text:p>0.0954498522</text:p>
          </table:table-cell>
          <table:table-cell/>
          <table:table-cell office:value-type="string">
            <text:p>Total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34944">
            <text:p>3.49E-003</text:p>
          </table:table-cell>
          <table:table-cell office:value-type="float" office:value="0.0726383">
            <text:p>0.07</text:p>
          </table:table-cell>
          <table:table-cell table:formula="of:=IF(AND(0&lt;[.O16]; [.O16]&lt;[.$C$2]); [.N16]/[.$F$33]/2;[.$C$3])" office:value-type="float" office:value="0.0954498522253604">
            <text:p>0.09544985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152514">
            <text:p>1.53E-003</text:p>
          </table:table-cell>
          <table:table-cell office:value-type="float" office:value="0.10689">
            <text:p>0.11</text:p>
          </table:table-cell>
          <table:table-cell table:formula="of:=IF(AND(0&lt;[.G17]; [.G17]&lt;[.$C$2]); [.F17]/[.$F$33]/2;[.$C$3])" office:value-type="float" office:value="0.0416593371173839">
            <text:p>0.0416593371</text:p>
          </table:table-cell>
          <table:table-cell/>
          <table:table-cell office:value-type="string">
            <text:p>Total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114523">
            <text:p>1.15E-003</text:p>
          </table:table-cell>
          <table:table-cell office:value-type="float" office:value="0.119861">
            <text:p>0.12</text:p>
          </table:table-cell>
          <table:table-cell table:formula="of:=IF(AND(0&lt;[.O17]; [.O17]&lt;[.$C$2]); [.N17]/[.$F$33]/2;[.$C$3])" office:value-type="float" office:value="0.0312820610874684">
            <text:p>0.03128206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238108">
            <text:p>2.38E-003</text:p>
          </table:table-cell>
          <table:table-cell office:value-type="float" office:value="0.0885479">
            <text:p>0.09</text:p>
          </table:table-cell>
          <table:table-cell table:formula="of:=IF(AND(0&lt;[.G18]; [.G18]&lt;[.$C$2]); [.F18]/[.$F$33]/2;[.$C$3])" office:value-type="float" office:value="0.0650394156755842">
            <text:p>0.0650394157</text:p>
          </table:table-cell>
          <table:table-cell/>
          <table:table-cell office:value-type="string">
            <text:p>Total</text:p>
          </table:table-cell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47258">
            <text:p>3.47E-003</text:p>
          </table:table-cell>
          <table:table-cell office:value-type="float" office:value="0.0756572">
            <text:p>0.08</text:p>
          </table:table-cell>
          <table:table-cell table:formula="of:=IF(AND(0&lt;[.O18]; [.O18]&lt;[.$C$2]); [.N18]/[.$F$33]/2;[.$C$3])" office:value-type="float" office:value="0.0948538369507618">
            <text:p>0.0948538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3" office:value-type="float" office:value="0">
            <text:p>0</text:p>
          </table:table-cell>
          <table:table-cell office:value-type="float" office:value="0.0183049">
            <text:p>1.83E-002</text:p>
          </table:table-cell>
          <table:table-cell office:value-type="float" office:value="0.0213514">
            <text:p>0.02</text:p>
          </table:table-cell>
          <table:table-cell table:formula="of:=IF(AND(0&lt;[.G19]; [.G19]&lt;[.$C$2]); [.F19]/[.$F$33]/2;[.$C$3])" office:value-type="float" office:value="0.5">
            <text:p>0.5</text:p>
          </table:table-cell>
          <table:table-cell/>
          <table:table-cell office:value-type="string">
            <text:p>Total</text:p>
          </table:table-cell>
          <table:table-cell table:number-columns-repeated="3" office:value-type="float" office:value="0">
            <text:p>0</text:p>
          </table:table-cell>
          <table:table-cell office:value-type="float" office:value="0.0183049">
            <text:p>1.83E-002</text:p>
          </table:table-cell>
          <table:table-cell office:value-type="float" office:value="0.0213514">
            <text:p>0.02</text:p>
          </table:table-cell>
          <table:table-cell table:formula="of:=IF(AND(0&lt;[.O19]; [.O19]&lt;[.$C$2]); [.N19]/[.$F$33]/2;[.$C$3])" office:value-type="float" office:value="0.5">
            <text:p>0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443652">
            <text:p>4.44E-003</text:p>
          </table:table-cell>
          <table:table-cell office:value-type="float" office:value="0.0631256">
            <text:p>0.06</text:p>
          </table:table-cell>
          <table:table-cell table:formula="of:=IF(AND(0&lt;[.G20]; [.G20]&lt;[.$C$2]); [.F20]/[.$F$33]/2;[.$C$3])" office:value-type="float" office:value="0.121183945282411">
            <text:p>0.1211839453</text:p>
          </table:table-cell>
          <table:table-cell/>
          <table:table-cell office:value-type="string">
            <text:p>Total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03839">
            <text:p>4.04E-003</text:p>
          </table:table-cell>
          <table:table-cell office:value-type="float" office:value="0.0677534">
            <text:p>0.07</text:p>
          </table:table-cell>
          <table:table-cell table:formula="of:=IF(AND(0&lt;[.O20]; [.O20]&lt;[.$C$2]); [.N20]/[.$F$33]/2;[.$C$3])" office:value-type="float" office:value="0.110308988303678">
            <text:p>0.11030898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913183">
            <text:p>9.13E-004</text:p>
          </table:table-cell>
          <table:table-cell office:value-type="float" office:value="0.137536">
            <text:p>0.14</text:p>
          </table:table-cell>
          <table:table-cell table:formula="of:=IF(AND(0&lt;[.G21]; [.G21]&lt;[.$C$2]); [.F21]/[.$F$33]/2;[.$C$3])" office:value-type="float" office:value="0.0249436762833995">
            <text:p>0.0249436763</text:p>
          </table:table-cell>
          <table:table-cell/>
          <table:table-cell office:value-type="string">
            <text:p>Total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2342">
            <text:p>1.23E-003</text:p>
          </table:table-cell>
          <table:table-cell office:value-type="float" office:value="0.110315">
            <text:p>0.11</text:p>
          </table:table-cell>
          <table:table-cell table:formula="of:=IF(AND(0&lt;[.O21]; [.O21]&lt;[.$C$2]); [.N21]/[.$F$33]/2;[.$C$3])" office:value-type="float" office:value="0.0337122846887992">
            <text:p>0.03371228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346174">
            <text:p>3.46E-003</text:p>
          </table:table-cell>
          <table:table-cell office:value-type="float" office:value="0.0736362">
            <text:p>0.07</text:p>
          </table:table-cell>
          <table:table-cell table:formula="of:=IF(AND(0&lt;[.G22]; [.G22]&lt;[.$C$2]); [.F22]/[.$F$33]/2;[.$C$3])" office:value-type="float" office:value="0.0945577413697972">
            <text:p>0.0945577414</text:p>
          </table:table-cell>
          <table:table-cell/>
          <table:table-cell office:value-type="string">
            <text:p>Total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346174">
            <text:p>3.46E-003</text:p>
          </table:table-cell>
          <table:table-cell office:value-type="float" office:value="0.0736362">
            <text:p>0.07</text:p>
          </table:table-cell>
          <table:table-cell table:formula="of:=IF(AND(0&lt;[.O22]; [.O22]&lt;[.$C$2]); [.N22]/[.$F$33]/2;[.$C$3])" office:value-type="float" office:value="0.0945577413697972">
            <text:p>0.09455774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139787">
            <text:p>1.40E-003</text:p>
          </table:table-cell>
          <table:table-cell office:value-type="float" office:value="0.112469">
            <text:p>0.11</text:p>
          </table:table-cell>
          <table:table-cell table:formula="of:=IF(AND(0&lt;[.G23]; [.G23]&lt;[.$C$2]); [.F23]/[.$F$33]/2;[.$C$3])" office:value-type="float" office:value="0.0381829455500986">
            <text:p>0.0381829456</text:p>
          </table:table-cell>
          <table:table-cell/>
          <table:table-cell office:value-type="string">
            <text:p>Total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16349">
            <text:p>1.16E-003</text:p>
          </table:table-cell>
          <table:table-cell office:value-type="float" office:value="0.123782">
            <text:p>0.12</text:p>
          </table:table-cell>
          <table:table-cell table:formula="of:=IF(AND(0&lt;[.O23]; [.O23]&lt;[.$C$2]); [.N23]/[.$F$33]/2;[.$C$3])" office:value-type="float" office:value="0.0317808346399052">
            <text:p>0.03178083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">
            <text:p>1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289847">
            <text:p>2.90E-004</text:p>
          </table:table-cell>
          <table:table-cell office:value-type="float" office:value="0.224275">
            <text:p>0.22</text:p>
          </table:table-cell>
          <table:table-cell table:formula="of:=IF(AND(0&lt;[.G24]; [.G24]&lt;[.$C$2]); [.F24]/[.$F$33]/2;[.$C$3])" office:value-type="float" office:value="0.001">
            <text:p>1.00E-003</text:p>
          </table:table-cell>
          <table:table-cell/>
          <table:table-cell office:value-type="string">
            <text:p>Total</text:p>
          </table:table-cell>
          <table:table-cell table:number-columns-repeated="2"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443311">
            <text:p>4.43E-004</text:p>
          </table:table-cell>
          <table:table-cell office:value-type="float" office:value="0.186691">
            <text:p>0.19</text:p>
          </table:table-cell>
          <table:table-cell table:formula="of:=IF(AND(0&lt;[.O24]; [.O24]&lt;[.$C$2]); [.N24]/[.$F$33]/2;[.$C$3])" office:value-type="float" office:value="0.0121090800823823">
            <text:p>0.01210908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114523">
            <text:p>1.15E-003</text:p>
          </table:table-cell>
          <table:table-cell office:value-type="float" office:value="0.119861">
            <text:p>0.12</text:p>
          </table:table-cell>
          <table:table-cell table:formula="of:=IF(AND(0&lt;[.G25]; [.G25]&lt;[.$C$2]); [.F25]/[.$F$33]/2;[.$C$3])" office:value-type="float" office:value="0.0312820610874684">
            <text:p>0.0312820611</text:p>
          </table:table-cell>
          <table:table-cell/>
          <table:table-cell office:value-type="string">
            <text:p>Total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152514">
            <text:p>1.53E-003</text:p>
          </table:table-cell>
          <table:table-cell office:value-type="float" office:value="0.10689">
            <text:p>0.11</text:p>
          </table:table-cell>
          <table:table-cell table:formula="of:=IF(AND(0&lt;[.O25]; [.O25]&lt;[.$C$2]); [.N25]/[.$F$33]/2;[.$C$3])" office:value-type="float" office:value="0.0416593371173839">
            <text:p>0.04165933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695328">
            <text:p>6.95E-004</text:p>
          </table:table-cell>
          <table:table-cell office:value-type="float" office:value="0.154648">
            <text:p>0.15</text:p>
          </table:table-cell>
          <table:table-cell table:formula="of:=IF(AND(0&lt;[.G26]; [.G26]&lt;[.$C$2]); [.F26]/[.$F$33]/2;[.$C$3])" office:value-type="float" office:value="0.0189929472436342">
            <text:p>0.0189929472</text:p>
          </table:table-cell>
          <table:table-cell/>
          <table:table-cell office:value-type="string">
            <text:p>Total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695328">
            <text:p>6.95E-004</text:p>
          </table:table-cell>
          <table:table-cell office:value-type="float" office:value="0.154648">
            <text:p>0.15</text:p>
          </table:table-cell>
          <table:table-cell table:formula="of:=IF(AND(0&lt;[.O26]; [.O26]&lt;[.$C$2]); [.N26]/[.$F$33]/2;[.$C$3])" office:value-type="float" office:value="0.0189929472436342">
            <text:p>0.01899294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101816">
            <text:p>1.02E-003</text:p>
          </table:table-cell>
          <table:table-cell office:value-type="float" office:value="0.134941">
            <text:p>0.13</text:p>
          </table:table-cell>
          <table:table-cell table:formula="of:=IF(AND(0&lt;[.G27]; [.G27]&lt;[.$C$2]); [.F27]/[.$F$33]/2;[.$C$3])" office:value-type="float" office:value="0.0278111325382821">
            <text:p>0.0278111325</text:p>
          </table:table-cell>
          <table:table-cell/>
          <table:table-cell office:value-type="string">
            <text:p>Total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136646">
            <text:p>1.37E-003</text:p>
          </table:table-cell>
          <table:table-cell office:value-type="float" office:value="0.11584">
            <text:p>0.12</text:p>
          </table:table-cell>
          <table:table-cell table:formula="of:=IF(AND(0&lt;[.O27]; [.O27]&lt;[.$C$2]); [.N27]/[.$F$33]/2;[.$C$3])" office:value-type="float" office:value="0.037324978557654">
            <text:p>0.03732497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03839">
            <text:p>4.04E-003</text:p>
          </table:table-cell>
          <table:table-cell office:value-type="float" office:value="0.0677534">
            <text:p>0.07</text:p>
          </table:table-cell>
          <table:table-cell table:formula="of:=IF(AND(0&lt;[.G28]; [.G28]&lt;[.$C$2]); [.F28]/[.$F$33]/2;[.$C$3])" office:value-type="float" office:value="0.110308988303678">
            <text:p>0.1103089883</text:p>
          </table:table-cell>
          <table:table-cell/>
          <table:table-cell office:value-type="string">
            <text:p>Total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443652">
            <text:p>4.44E-003</text:p>
          </table:table-cell>
          <table:table-cell office:value-type="float" office:value="0.0631256">
            <text:p>0.06</text:p>
          </table:table-cell>
          <table:table-cell table:formula="of:=IF(AND(0&lt;[.O28]; [.O28]&lt;[.$C$2]); [.N28]/[.$F$33]/2;[.$C$3])" office:value-type="float" office:value="0.121183945282411">
            <text:p>0.12118394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159259">
            <text:p>1.59E-003</text:p>
          </table:table-cell>
          <table:table-cell office:value-type="float" office:value="0.10697">
            <text:p>0.11</text:p>
          </table:table-cell>
          <table:table-cell table:formula="of:=IF(AND(0&lt;[.G29]; [.G29]&lt;[.$C$2]); [.F29]/[.$F$33]/2;[.$C$3])" office:value-type="float" office:value="0.0435017399712645">
            <text:p>0.04350174</text:p>
          </table:table-cell>
          <table:table-cell/>
          <table:table-cell office:value-type="string">
            <text:p>Tot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159259">
            <text:p>1.59E-003</text:p>
          </table:table-cell>
          <table:table-cell office:value-type="float" office:value="0.10697">
            <text:p>0.11</text:p>
          </table:table-cell>
          <table:table-cell table:formula="of:=IF(AND(0&lt;[.O29]; [.O29]&lt;[.$C$2]); [.N29]/[.$F$33]/2;[.$C$3])" office:value-type="float" office:value="0.0435017399712645">
            <text:p>0.043501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2"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332337">
            <text:p>3.32E-004</text:p>
          </table:table-cell>
          <table:table-cell office:value-type="float" office:value="0.254193">
            <text:p>0.25</text:p>
          </table:table-cell>
          <table:table-cell table:formula="of:=IF(AND(0&lt;[.G30]; [.G30]&lt;[.$C$2]); [.F30]/[.$F$33]/2;[.$C$3])" office:value-type="float" office:value="0.001">
            <text:p>1.00E-003</text:p>
          </table:table-cell>
          <table:table-cell/>
          <table:table-cell office:value-type="string">
            <text:p>Total</text:p>
          </table:table-cell>
          <table:table-cell office:value-type="float" office:value="-10">
            <text:p>-1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057582">
            <text:p>5.76E-004</text:p>
          </table:table-cell>
          <table:table-cell office:value-type="float" office:value="0.167475">
            <text:p>0.17</text:p>
          </table:table-cell>
          <table:table-cell table:formula="of:=IF(AND(0&lt;[.O30]; [.O30]&lt;[.$C$2]); [.N30]/[.$F$33]/2;[.$C$3])" office:value-type="float" office:value="0.0157285754087703">
            <text:p>0.01572857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16349">
            <text:p>1.16E-003</text:p>
          </table:table-cell>
          <table:table-cell office:value-type="float" office:value="0.123782">
            <text:p>0.12</text:p>
          </table:table-cell>
          <table:table-cell table:formula="of:=IF(AND(0&lt;[.G31]; [.G31]&lt;[.$C$2]); [.F31]/[.$F$33]/2;[.$C$3])" office:value-type="float" office:value="0.0317808346399052">
            <text:p>0.0317808346</text:p>
          </table:table-cell>
          <table:table-cell/>
          <table:table-cell office:value-type="string">
            <text:p>Total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139787">
            <text:p>1.40E-003</text:p>
          </table:table-cell>
          <table:table-cell office:value-type="float" office:value="0.112469">
            <text:p>0.11</text:p>
          </table:table-cell>
          <table:table-cell table:formula="of:=IF(AND(0&lt;[.O31]; [.O31]&lt;[.$C$2]); [.N31]/[.$F$33]/2;[.$C$3])" office:value-type="float" office:value="0.0381829455500986">
            <text:p>0.03818294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3" office:value-type="float" office:value="10">
            <text:p>10</text:p>
          </table:table-cell>
          <table:table-cell office:value-type="float" office:value="0.000413802">
            <text:p>4.14E-004</text:p>
          </table:table-cell>
          <table:table-cell office:value-type="float" office:value="0.198855">
            <text:p>0.20</text:p>
          </table:table-cell>
          <table:table-cell table:formula="of:=IF(AND(0&lt;[.G32]; [.G32]&lt;[.$C$2]); [.F32]/[.$F$33]/2;[.$C$3])" office:value-type="float" office:value="0.0113030390769685">
            <text:p>0.0113030391</text:p>
          </table:table-cell>
          <table:table-cell/>
          <table:table-cell office:value-type="string">
            <text:p>Total</text:p>
          </table:table-cell>
          <table:table-cell table:number-columns-repeated="3" office:value-type="float" office:value="10">
            <text:p>10</text:p>
          </table:table-cell>
          <table:table-cell office:value-type="float" office:value="0.000413802">
            <text:p>4.14E-004</text:p>
          </table:table-cell>
          <table:table-cell office:value-type="float" office:value="0.198855">
            <text:p>0.20</text:p>
          </table:table-cell>
          <table:table-cell table:formula="of:=IF(AND(0&lt;[.O32]; [.O32]&lt;[.$C$2]); [.N32]/[.$F$33]/2;[.$C$3])" office:value-type="float" office:value="0.0113030390769685">
            <text:p>0.011303039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max</text:p>
          </table:table-cell>
          <table:table-cell table:style-name="Default" table:formula="of:=MAX([.F6:.F32])" office:value-type="float" office:value="0.0183049">
            <text:p>1.83E-002</text:p>
          </table:table-cell>
          <table:table-cell table:style-name="Default"/>
          <table:table-cell table:number-columns-repeated="6"/>
          <table:table-cell table:style-name="Default" table:number-columns-repeated="2"/>
          <table:table-cell/>
          <table:table-cell table:style-name="Default"/>
          <table:table-cell table:number-columns-repeated="6"/>
        </table:table-row>
      </table:table>
      <table:table table:name="1_Group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>
            <text:p>ITERATION 0</text:p>
          </table:table-cell>
          <table:table-cell table:number-columns-repeated="4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>
            <text:p>tolerance</text:p>
          </table:table-cell>
          <table:table-cell office:value-type="float" office:value="0.2">
            <text:p>0.2</text:p>
          </table:table-cell>
          <table:table-cell/>
          <table:table-cell table:style-name="Default" table:number-columns-repeated="2"/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>
            <text:p>null value</text:p>
          </table:table-cell>
          <table:table-cell table:style-name="ce1" office:value-type="float" office:value="0.001">
            <text:p>1.00E-003</text:p>
          </table:table-cell>
          <table:table-cell/>
          <table:table-cell table:style-name="Default" table:number-columns-repeated="2"/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office:value-type="string">
            <text:p>Expected Order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style-name="Default" office:value-type="string">
            <text:p>Result</text:p>
          </table:table-cell>
          <table:table-cell table:style-name="Default" office:value-type="string">
            <text:p>Rel Error</text:p>
          </table:table-cell>
          <table:table-cell office:value-type="string">
            <text:p>WWLB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style-name="Default" office:value-type="string">
            <text:p>Result</text:p>
          </table:table-cell>
          <table:table-cell table:style-name="Default" office:value-type="string">
            <text:p>Rel Error</text:p>
          </table:table-cell>
          <table:table-cell table:style-name="Default" office:value-type="string">
            <text:p>WWLB</text:p>
          </table:table-cell>
          <table:table-cell table:style-name="Default" office:value-type="string">
            <text:p>Actual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 office:value-type="float" office:value="-10">
            <text:p>-10</text:p>
          </table:table-cell>
          <table:table-cell office:value-type="float" office:value="0.00044372">
            <text:p>4.44E-004</text:p>
          </table:table-cell>
          <table:table-cell office:value-type="float" office:value="0.199326">
            <text:p>0.20</text:p>
          </table:table-cell>
          <table:table-cell table:formula="of:=IF(AND(0&lt;[.F6]; [.F6]&lt;[.$C$2]); [.E6]/[.$E$33]/2;[.$C$3])" office:value-type="float" office:value="0.0121202519543947">
            <text:p>0.012120252</text:p>
          </table:table-cell>
          <table:table-cell table:number-columns-repeated="2"/>
          <table:table-cell table:number-columns-repeated="3" office:value-type="float" office:value="-10">
            <text:p>-10</text:p>
          </table:table-cell>
          <table:table-cell office:value-type="float" office:value="0.00044372">
            <text:p>4.44E-004</text:p>
          </table:table-cell>
          <table:table-cell office:value-type="float" office:value="0.199326">
            <text:p>0.20</text:p>
          </table:table-cell>
          <table:table-cell table:formula="of:=IF(AND(0&lt;[.N6]; [.N6]&lt;[.$C$2]); [.M6]/[.$E$33]/2;[.$C$3])" office:value-type="float" office:value="0.0121202519543947">
            <text:p>1.21E-002</text:p>
          </table:table-cell>
          <table:table-cell office:value-type="float" office:value="0.0121203">
            <text:p>1.21E-002</text:p>
          </table:table-cell>
          <table:table-cell table:formula="of:=[.O6]/[.P6]" office:value-type="float" office:value="0.999996035939269">
            <text:p>1.0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0852012">
            <text:p>8.52E-004</text:p>
          </table:table-cell>
          <table:table-cell office:value-type="float" office:value="0.133584">
            <text:p>0.13</text:p>
          </table:table-cell>
          <table:table-cell table:formula="of:=IF(AND(0&lt;[.F7]; [.F7]&lt;[.$C$2]); [.E7]/[.$E$33]/2;[.$C$3])" office:value-type="float" office:value="0.0232727848827363">
            <text:p>0.0232727849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688752">
            <text:p>6.89E-004</text:p>
          </table:table-cell>
          <table:table-cell office:value-type="float" office:value="0.164115">
            <text:p>0.16</text:p>
          </table:table-cell>
          <table:table-cell table:formula="of:=IF(AND(0&lt;[.N7]; [.N7]&lt;[.$C$2]); [.M7]/[.$E$33]/2;[.$C$3])" office:value-type="float" office:value="0.0188133232085398">
            <text:p>1.88E-002</text:p>
          </table:table-cell>
          <table:table-cell office:value-type="float" office:value="0.0188133">
            <text:p>1.88E-002</text:p>
          </table:table-cell>
          <table:table-cell table:formula="of:=[.O7]/[.P7]" office:value-type="float" office:value="1.00000123362407">
            <text:p>1.0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443311">
            <text:p>4.43E-004</text:p>
          </table:table-cell>
          <table:table-cell office:value-type="float" office:value="0.186691">
            <text:p>0.19</text:p>
          </table:table-cell>
          <table:table-cell table:formula="of:=IF(AND(0&lt;[.F8]; [.F8]&lt;[.$C$2]); [.E8]/[.$E$33]/2;[.$C$3])" office:value-type="float" office:value="0.0121090800823823">
            <text:p>0.0121090801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289847">
            <text:p>2.90E-004</text:p>
          </table:table-cell>
          <table:table-cell office:value-type="float" office:value="0.224275">
            <text:p>0.22</text:p>
          </table:table-cell>
          <table:table-cell table:formula="of:=IF(AND(0&lt;[.N8]; [.N8]&lt;[.$C$2]); [.M8]/[.$E$33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O8]/[.P8]" office:value-type="float" office:value="1">
            <text:p>1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102241">
            <text:p>1.02E-003</text:p>
          </table:table-cell>
          <table:table-cell office:value-type="float" office:value="0.140615">
            <text:p>0.14</text:p>
          </table:table-cell>
          <table:table-cell table:formula="of:=IF(AND(0&lt;[.F9]; [.F9]&lt;[.$C$2]); [.E9]/[.$E$33]/2;[.$C$3])" office:value-type="float" office:value="0.0279272216728854">
            <text:p>0.0279272217</text:p>
          </table:table-cell>
          <table:table-cell table:number-columns-repeated="2"/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102241">
            <text:p>1.02E-003</text:p>
          </table:table-cell>
          <table:table-cell office:value-type="float" office:value="0.140615">
            <text:p>0.14</text:p>
          </table:table-cell>
          <table:table-cell table:formula="of:=IF(AND(0&lt;[.N9]; [.N9]&lt;[.$C$2]); [.M9]/[.$E$33]/2;[.$C$3])" office:value-type="float" office:value="0.0279272216728854">
            <text:p>2.79E-002</text:p>
          </table:table-cell>
          <table:table-cell office:value-type="float" office:value="0.0279272">
            <text:p>2.79E-002</text:p>
          </table:table-cell>
          <table:table-cell table:formula="of:=[.O9]/[.P9]" office:value-type="float" office:value="1.00000077604935">
            <text:p>1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47258">
            <text:p>3.47E-003</text:p>
          </table:table-cell>
          <table:table-cell office:value-type="float" office:value="0.0756572">
            <text:p>0.08</text:p>
          </table:table-cell>
          <table:table-cell table:formula="of:=IF(AND(0&lt;[.F10]; [.F10]&lt;[.$C$2]); [.E10]/[.$E$33]/2;[.$C$3])" office:value-type="float" office:value="0.0948538369507618">
            <text:p>0.094853837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238108">
            <text:p>2.38E-003</text:p>
          </table:table-cell>
          <table:table-cell office:value-type="float" office:value="0.0885479">
            <text:p>0.09</text:p>
          </table:table-cell>
          <table:table-cell table:formula="of:=IF(AND(0&lt;[.N10]; [.N10]&lt;[.$C$2]); [.M10]/[.$E$33]/2;[.$C$3])" office:value-type="float" office:value="0.0650394156755842">
            <text:p>6.50E-002</text:p>
          </table:table-cell>
          <table:table-cell office:value-type="float" office:value="0.0650394">
            <text:p>6.50E-002</text:p>
          </table:table-cell>
          <table:table-cell table:formula="of:=[.O10]/[.P10]" office:value-type="float" office:value="1.00000024101674">
            <text:p>1.00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/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136646">
            <text:p>1.37E-003</text:p>
          </table:table-cell>
          <table:table-cell office:value-type="float" office:value="0.11584">
            <text:p>0.12</text:p>
          </table:table-cell>
          <table:table-cell table:formula="of:=IF(AND(0&lt;[.F11]; [.F11]&lt;[.$C$2]); [.E11]/[.$E$33]/2;[.$C$3])" office:value-type="float" office:value="0.037324978557654">
            <text:p>0.0373249786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101816">
            <text:p>1.02E-003</text:p>
          </table:table-cell>
          <table:table-cell office:value-type="float" office:value="0.134941">
            <text:p>0.13</text:p>
          </table:table-cell>
          <table:table-cell table:formula="of:=IF(AND(0&lt;[.N11]; [.N11]&lt;[.$C$2]); [.M11]/[.$E$33]/2;[.$C$3])" office:value-type="float" office:value="0.0278111325382821">
            <text:p>2.78E-002</text:p>
          </table:table-cell>
          <table:table-cell office:value-type="float" office:value="0.0278111">
            <text:p>2.78E-002</text:p>
          </table:table-cell>
          <table:table-cell table:formula="of:=[.O11]/[.P11]" office:value-type="float" office:value="1.00000116997465">
            <text:p>1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351526">
            <text:p>3.52E-004</text:p>
          </table:table-cell>
          <table:table-cell office:value-type="float" office:value="0.221334">
            <text:p>0.22</text:p>
          </table:table-cell>
          <table:table-cell table:formula="of:=IF(AND(0&lt;[.F12]; [.F12]&lt;[.$C$2]); [.E12]/[.$E$33]/2;[.$C$3])" office:value-type="float" office:value="0.001">
            <text:p>1.00E-003</text:p>
          </table:table-cell>
          <table:table-cell table:number-columns-repeated="2"/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351526">
            <text:p>3.52E-004</text:p>
          </table:table-cell>
          <table:table-cell office:value-type="float" office:value="0.221334">
            <text:p>0.22</text:p>
          </table:table-cell>
          <table:table-cell table:formula="of:=IF(AND(0&lt;[.N12]; [.N12]&lt;[.$C$2]); [.M12]/[.$E$33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O12]/[.P12]" office:value-type="float" office:value="1">
            <text:p>1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2342">
            <text:p>1.23E-003</text:p>
          </table:table-cell>
          <table:table-cell office:value-type="float" office:value="0.110315">
            <text:p>0.11</text:p>
          </table:table-cell>
          <table:table-cell table:formula="of:=IF(AND(0&lt;[.F13]; [.F13]&lt;[.$C$2]); [.E13]/[.$E$33]/2;[.$C$3])" office:value-type="float" office:value="0.0337122846887992">
            <text:p>0.033712284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913183">
            <text:p>9.13E-004</text:p>
          </table:table-cell>
          <table:table-cell office:value-type="float" office:value="0.137536">
            <text:p>0.14</text:p>
          </table:table-cell>
          <table:table-cell table:formula="of:=IF(AND(0&lt;[.N13]; [.N13]&lt;[.$C$2]); [.M13]/[.$E$33]/2;[.$C$3])" office:value-type="float" office:value="0.0249436762833995">
            <text:p>2.49E-002</text:p>
          </table:table-cell>
          <table:table-cell office:value-type="float" office:value="0.0249437">
            <text:p>2.49E-002</text:p>
          </table:table-cell>
          <table:table-cell table:formula="of:=[.O13]/[.P13]" office:value-type="float" office:value="0.999999049194768">
            <text:p>1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">
            <text:p>-1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057582">
            <text:p>5.76E-004</text:p>
          </table:table-cell>
          <table:table-cell office:value-type="float" office:value="0.167475">
            <text:p>0.17</text:p>
          </table:table-cell>
          <table:table-cell table:formula="of:=IF(AND(0&lt;[.F14]; [.F14]&lt;[.$C$2]); [.E14]/[.$E$33]/2;[.$C$3])" office:value-type="float" office:value="0.0157285754087703">
            <text:p>0.0157285754</text:p>
          </table:table-cell>
          <table:table-cell table:number-columns-repeated="2"/>
          <table:table-cell table:number-columns-repeated="2"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332337">
            <text:p>3.32E-004</text:p>
          </table:table-cell>
          <table:table-cell office:value-type="float" office:value="0.254193">
            <text:p>0.25</text:p>
          </table:table-cell>
          <table:table-cell table:formula="of:=IF(AND(0&lt;[.N14]; [.N14]&lt;[.$C$2]); [.M14]/[.$E$33]/2;[.$C$3])" office:value-type="float" office:value="0.001">
            <text:p>1.00E-003</text:p>
          </table:table-cell>
          <table:table-cell office:value-type="float" office:value="0.001">
            <text:p>1.00E-003</text:p>
          </table:table-cell>
          <table:table-cell table:formula="of:=[.O14]/[.P14]" office:value-type="float" office:value="1">
            <text:p>1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688752">
            <text:p>6.89E-004</text:p>
          </table:table-cell>
          <table:table-cell office:value-type="float" office:value="0.164115">
            <text:p>0.16</text:p>
          </table:table-cell>
          <table:table-cell table:formula="of:=IF(AND(0&lt;[.F15]; [.F15]&lt;[.$C$2]); [.E15]/[.$E$33]/2;[.$C$3])" office:value-type="float" office:value="0.0188133232085398">
            <text:p>0.0188133232</text:p>
          </table:table-cell>
          <table:table-cell table:number-columns-repeated="2"/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0852012">
            <text:p>8.52E-004</text:p>
          </table:table-cell>
          <table:table-cell office:value-type="float" office:value="0.133584">
            <text:p>0.13</text:p>
          </table:table-cell>
          <table:table-cell table:formula="of:=IF(AND(0&lt;[.N15]; [.N15]&lt;[.$C$2]); [.M15]/[.$E$33]/2;[.$C$3])" office:value-type="float" office:value="0.0232727848827363">
            <text:p>2.33E-002</text:p>
          </table:table-cell>
          <table:table-cell office:value-type="float" office:value="0.0232728">
            <text:p>2.33E-002</text:p>
          </table:table-cell>
          <table:table-cell table:formula="of:=[.O15]/[.P15]" office:value-type="float" office:value="0.999999350432106">
            <text:p>1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34944">
            <text:p>3.49E-003</text:p>
          </table:table-cell>
          <table:table-cell office:value-type="float" office:value="0.0726383">
            <text:p>0.07</text:p>
          </table:table-cell>
          <table:table-cell table:formula="of:=IF(AND(0&lt;[.F16]; [.F16]&lt;[.$C$2]); [.E16]/[.$E$33]/2;[.$C$3])" office:value-type="float" office:value="0.0954498522253604">
            <text:p>0.095449852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34944">
            <text:p>3.49E-003</text:p>
          </table:table-cell>
          <table:table-cell office:value-type="float" office:value="0.0726383">
            <text:p>0.07</text:p>
          </table:table-cell>
          <table:table-cell table:formula="of:=IF(AND(0&lt;[.N16]; [.N16]&lt;[.$C$2]); [.M16]/[.$E$33]/2;[.$C$3])" office:value-type="float" office:value="0.0954498522253604">
            <text:p>9.54E-002</text:p>
          </table:table-cell>
          <table:table-cell office:value-type="float" office:value="0.0954499">
            <text:p>9.54E-002</text:p>
          </table:table-cell>
          <table:table-cell table:formula="of:=[.O16]/[.P16]" office:value-type="float" office:value="0.999999499479417">
            <text:p>1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152514">
            <text:p>1.53E-003</text:p>
          </table:table-cell>
          <table:table-cell office:value-type="float" office:value="0.10689">
            <text:p>0.11</text:p>
          </table:table-cell>
          <table:table-cell table:formula="of:=IF(AND(0&lt;[.F17]; [.F17]&lt;[.$C$2]); [.E17]/[.$E$33]/2;[.$C$3])" office:value-type="float" office:value="0.0416593371173839">
            <text:p>0.041659337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114523">
            <text:p>1.15E-003</text:p>
          </table:table-cell>
          <table:table-cell office:value-type="float" office:value="0.119861">
            <text:p>0.12</text:p>
          </table:table-cell>
          <table:table-cell table:formula="of:=IF(AND(0&lt;[.N17]; [.N17]&lt;[.$C$2]); [.M17]/[.$E$33]/2;[.$C$3])" office:value-type="float" office:value="0.0312820610874684">
            <text:p>3.13E-002</text:p>
          </table:table-cell>
          <table:table-cell office:value-type="float" office:value="0.0312821">
            <text:p>3.13E-002</text:p>
          </table:table-cell>
          <table:table-cell table:formula="of:=[.O17]/[.P17]" office:value-type="float" office:value="0.999998756076746">
            <text:p>1.0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238108">
            <text:p>2.38E-003</text:p>
          </table:table-cell>
          <table:table-cell office:value-type="float" office:value="0.0885479">
            <text:p>0.09</text:p>
          </table:table-cell>
          <table:table-cell table:formula="of:=IF(AND(0&lt;[.F18]; [.F18]&lt;[.$C$2]); [.E18]/[.$E$33]/2;[.$C$3])" office:value-type="float" office:value="0.0650394156755842">
            <text:p>0.0650394157</text:p>
          </table:table-cell>
          <table:table-cell table:number-columns-repeated="2"/>
          <table:table-cell office:value-type="float" office:value="-10">
            <text:p>-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47258">
            <text:p>3.47E-003</text:p>
          </table:table-cell>
          <table:table-cell office:value-type="float" office:value="0.0756572">
            <text:p>0.08</text:p>
          </table:table-cell>
          <table:table-cell table:formula="of:=IF(AND(0&lt;[.N18]; [.N18]&lt;[.$C$2]); [.M18]/[.$E$33]/2;[.$C$3])" office:value-type="float" office:value="0.0948538369507618">
            <text:p>9.49E-002</text:p>
          </table:table-cell>
          <table:table-cell office:value-type="float" office:value="0.0948538">
            <text:p>9.49E-002</text:p>
          </table:table-cell>
          <table:table-cell table:formula="of:=[.O18]/[.P18]" office:value-type="float" office:value="1.00000038955489">
            <text:p>1.00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0.0183049">
            <text:p>1.83E-002</text:p>
          </table:table-cell>
          <table:table-cell office:value-type="float" office:value="0.0213514">
            <text:p>0.02</text:p>
          </table:table-cell>
          <table:table-cell table:formula="of:=IF(AND(0&lt;[.F19]; [.F19]&lt;[.$C$2]); [.E19]/[.$E$33]/2;[.$C$3])" office:value-type="float" office:value="0.5">
            <text:p>0.5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0.0183049">
            <text:p>1.83E-002</text:p>
          </table:table-cell>
          <table:table-cell office:value-type="float" office:value="0.0213514">
            <text:p>0.02</text:p>
          </table:table-cell>
          <table:table-cell table:formula="of:=IF(AND(0&lt;[.N19]; [.N19]&lt;[.$C$2]); [.M19]/[.$E$33]/2;[.$C$3])" office:value-type="float" office:value="0.5">
            <text:p>5.00E-001</text:p>
          </table:table-cell>
          <table:table-cell office:value-type="float" office:value="0.5">
            <text:p>5.00E-001</text:p>
          </table:table-cell>
          <table:table-cell table:formula="of:=[.O19]/[.P19]" office:value-type="float" office:value="1">
            <text:p>1.0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443652">
            <text:p>4.44E-003</text:p>
          </table:table-cell>
          <table:table-cell office:value-type="float" office:value="0.0631256">
            <text:p>0.06</text:p>
          </table:table-cell>
          <table:table-cell table:formula="of:=IF(AND(0&lt;[.F20]; [.F20]&lt;[.$C$2]); [.E20]/[.$E$33]/2;[.$C$3])" office:value-type="float" office:value="0.121183945282411">
            <text:p>0.1211839453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03839">
            <text:p>4.04E-003</text:p>
          </table:table-cell>
          <table:table-cell office:value-type="float" office:value="0.0677534">
            <text:p>0.07</text:p>
          </table:table-cell>
          <table:table-cell table:formula="of:=IF(AND(0&lt;[.N20]; [.N20]&lt;[.$C$2]); [.M20]/[.$E$33]/2;[.$C$3])" office:value-type="float" office:value="0.110308988303678">
            <text:p>1.10E-001</text:p>
          </table:table-cell>
          <table:table-cell office:value-type="float" office:value="0.110309">
            <text:p>1.10E-001</text:p>
          </table:table-cell>
          <table:table-cell table:formula="of:=[.O20]/[.P20]" office:value-type="float" office:value="0.999999893967657">
            <text:p>1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913183">
            <text:p>9.13E-004</text:p>
          </table:table-cell>
          <table:table-cell office:value-type="float" office:value="0.137536">
            <text:p>0.14</text:p>
          </table:table-cell>
          <table:table-cell table:formula="of:=IF(AND(0&lt;[.F21]; [.F21]&lt;[.$C$2]); [.E21]/[.$E$33]/2;[.$C$3])" office:value-type="float" office:value="0.0249436762833995">
            <text:p>0.0249436763</text:p>
          </table:table-cell>
          <table:table-cell table:number-columns-repeated="2"/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2342">
            <text:p>1.23E-003</text:p>
          </table:table-cell>
          <table:table-cell office:value-type="float" office:value="0.110315">
            <text:p>0.11</text:p>
          </table:table-cell>
          <table:table-cell table:formula="of:=IF(AND(0&lt;[.N21]; [.N21]&lt;[.$C$2]); [.M21]/[.$E$33]/2;[.$C$3])" office:value-type="float" office:value="0.0337122846887992">
            <text:p>3.37E-002</text:p>
          </table:table-cell>
          <table:table-cell office:value-type="float" office:value="0.0337123">
            <text:p>3.37E-002</text:p>
          </table:table-cell>
          <table:table-cell table:formula="of:=[.O21]/[.P21]" office:value-type="float" office:value="0.999999545827463">
            <text:p>1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346174">
            <text:p>3.46E-003</text:p>
          </table:table-cell>
          <table:table-cell office:value-type="float" office:value="0.0736362">
            <text:p>0.07</text:p>
          </table:table-cell>
          <table:table-cell table:formula="of:=IF(AND(0&lt;[.F22]; [.F22]&lt;[.$C$2]); [.E22]/[.$E$33]/2;[.$C$3])" office:value-type="float" office:value="0.0945577413697972">
            <text:p>0.094557741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346174">
            <text:p>3.46E-003</text:p>
          </table:table-cell>
          <table:table-cell office:value-type="float" office:value="0.0736362">
            <text:p>0.07</text:p>
          </table:table-cell>
          <table:table-cell table:formula="of:=IF(AND(0&lt;[.N22]; [.N22]&lt;[.$C$2]); [.M22]/[.$E$33]/2;[.$C$3])" office:value-type="float" office:value="0.0945577413697972">
            <text:p>9.46E-002</text:p>
          </table:table-cell>
          <table:table-cell office:value-type="float" office:value="0.0945577">
            <text:p>9.46E-002</text:p>
          </table:table-cell>
          <table:table-cell table:formula="of:=[.O22]/[.P22]" office:value-type="float" office:value="1.0000004375085">
            <text:p>1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139787">
            <text:p>1.40E-003</text:p>
          </table:table-cell>
          <table:table-cell office:value-type="float" office:value="0.112469">
            <text:p>0.11</text:p>
          </table:table-cell>
          <table:table-cell table:formula="of:=IF(AND(0&lt;[.F23]; [.F23]&lt;[.$C$2]); [.E23]/[.$E$33]/2;[.$C$3])" office:value-type="float" office:value="0.0381829455500986">
            <text:p>0.0381829456</text:p>
          </table:table-cell>
          <table:table-cell table:number-columns-repeated="2"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16349">
            <text:p>1.16E-003</text:p>
          </table:table-cell>
          <table:table-cell office:value-type="float" office:value="0.123782">
            <text:p>0.12</text:p>
          </table:table-cell>
          <table:table-cell table:formula="of:=IF(AND(0&lt;[.N23]; [.N23]&lt;[.$C$2]); [.M23]/[.$E$33]/2;[.$C$3])" office:value-type="float" office:value="0.0317808346399052">
            <text:p>3.18E-002</text:p>
          </table:table-cell>
          <table:table-cell office:value-type="float" office:value="0.0317808">
            <text:p>3.18E-002</text:p>
          </table:table-cell>
          <table:table-cell table:formula="of:=[.O23]/[.P23]" office:value-type="float" office:value="1.00000108996329">
            <text:p>1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.000289847">
            <text:p>2.90E-004</text:p>
          </table:table-cell>
          <table:table-cell office:value-type="float" office:value="0.224275">
            <text:p>0.22</text:p>
          </table:table-cell>
          <table:table-cell table:formula="of:=IF(AND(0&lt;[.F24]; [.F24]&lt;[.$C$2]); [.E24]/[.$E$33]/2;[.$C$3])" office:value-type="float" office:value="0.001">
            <text:p>1.00E-003</text:p>
          </table:table-cell>
          <table:table-cell table:number-columns-repeated="2"/>
          <table:table-cell table:number-columns-repeated="2"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443311">
            <text:p>4.43E-004</text:p>
          </table:table-cell>
          <table:table-cell office:value-type="float" office:value="0.186691">
            <text:p>0.19</text:p>
          </table:table-cell>
          <table:table-cell table:formula="of:=IF(AND(0&lt;[.N24]; [.N24]&lt;[.$C$2]); [.M24]/[.$E$33]/2;[.$C$3])" office:value-type="float" office:value="0.0121090800823823">
            <text:p>1.21E-002</text:p>
          </table:table-cell>
          <table:table-cell office:value-type="float" office:value="0.0121091">
            <text:p>1.21E-002</text:p>
          </table:table-cell>
          <table:table-cell table:formula="of:=[.O24]/[.P24]" office:value-type="float" office:value="0.999998355152928">
            <text:p>1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0.00114523">
            <text:p>1.15E-003</text:p>
          </table:table-cell>
          <table:table-cell office:value-type="float" office:value="0.119861">
            <text:p>0.12</text:p>
          </table:table-cell>
          <table:table-cell table:formula="of:=IF(AND(0&lt;[.F25]; [.F25]&lt;[.$C$2]); [.E25]/[.$E$33]/2;[.$C$3])" office:value-type="float" office:value="0.0312820610874684">
            <text:p>0.031282061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152514">
            <text:p>1.53E-003</text:p>
          </table:table-cell>
          <table:table-cell office:value-type="float" office:value="0.10689">
            <text:p>0.11</text:p>
          </table:table-cell>
          <table:table-cell table:formula="of:=IF(AND(0&lt;[.N25]; [.N25]&lt;[.$C$2]); [.M25]/[.$E$33]/2;[.$C$3])" office:value-type="float" office:value="0.0416593371173839">
            <text:p>4.17E-002</text:p>
          </table:table-cell>
          <table:table-cell office:value-type="float" office:value="0.0416593">
            <text:p>4.17E-002</text:p>
          </table:table-cell>
          <table:table-cell table:formula="of:=[.O25]/[.P25]" office:value-type="float" office:value="1.00000089097474">
            <text:p>1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695328">
            <text:p>6.95E-004</text:p>
          </table:table-cell>
          <table:table-cell office:value-type="float" office:value="0.154648">
            <text:p>0.15</text:p>
          </table:table-cell>
          <table:table-cell table:formula="of:=IF(AND(0&lt;[.F26]; [.F26]&lt;[.$C$2]); [.E26]/[.$E$33]/2;[.$C$3])" office:value-type="float" office:value="0.0189929472436342">
            <text:p>0.018992947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0.000695328">
            <text:p>6.95E-004</text:p>
          </table:table-cell>
          <table:table-cell office:value-type="float" office:value="0.154648">
            <text:p>0.15</text:p>
          </table:table-cell>
          <table:table-cell table:formula="of:=IF(AND(0&lt;[.N26]; [.N26]&lt;[.$C$2]); [.M26]/[.$E$33]/2;[.$C$3])" office:value-type="float" office:value="0.0189929472436342">
            <text:p>1.90E-002</text:p>
          </table:table-cell>
          <table:table-cell office:value-type="float" office:value="0.0189929">
            <text:p>1.90E-002</text:p>
          </table:table-cell>
          <table:table-cell table:formula="of:=[.O26]/[.P26]" office:value-type="float" office:value="1.00000248743658">
            <text:p>1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.00101816">
            <text:p>1.02E-003</text:p>
          </table:table-cell>
          <table:table-cell office:value-type="float" office:value="0.134941">
            <text:p>0.13</text:p>
          </table:table-cell>
          <table:table-cell table:formula="of:=IF(AND(0&lt;[.F27]; [.F27]&lt;[.$C$2]); [.E27]/[.$E$33]/2;[.$C$3])" office:value-type="float" office:value="0.0278111325382821">
            <text:p>0.0278111325</text:p>
          </table:table-cell>
          <table:table-cell table:number-columns-repeated="2"/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136646">
            <text:p>1.37E-003</text:p>
          </table:table-cell>
          <table:table-cell office:value-type="float" office:value="0.11584">
            <text:p>0.12</text:p>
          </table:table-cell>
          <table:table-cell table:formula="of:=IF(AND(0&lt;[.N27]; [.N27]&lt;[.$C$2]); [.M27]/[.$E$33]/2;[.$C$3])" office:value-type="float" office:value="0.037324978557654">
            <text:p>3.73E-002</text:p>
          </table:table-cell>
          <table:table-cell office:value-type="float" office:value="0.037325">
            <text:p>3.73E-002</text:p>
          </table:table-cell>
          <table:table-cell table:formula="of:=[.O27]/[.P27]" office:value-type="float" office:value="0.999999425523214">
            <text:p>1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03839">
            <text:p>4.04E-003</text:p>
          </table:table-cell>
          <table:table-cell office:value-type="float" office:value="0.0677534">
            <text:p>0.07</text:p>
          </table:table-cell>
          <table:table-cell table:formula="of:=IF(AND(0&lt;[.F28]; [.F28]&lt;[.$C$2]); [.E28]/[.$E$33]/2;[.$C$3])" office:value-type="float" office:value="0.110308988303678">
            <text:p>0.1103089883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443652">
            <text:p>4.44E-003</text:p>
          </table:table-cell>
          <table:table-cell office:value-type="float" office:value="0.0631256">
            <text:p>0.06</text:p>
          </table:table-cell>
          <table:table-cell table:formula="of:=IF(AND(0&lt;[.N28]; [.N28]&lt;[.$C$2]); [.M28]/[.$E$33]/2;[.$C$3])" office:value-type="float" office:value="0.121183945282411">
            <text:p>1.21E-001</text:p>
          </table:table-cell>
          <table:table-cell office:value-type="float" office:value="0.121184">
            <text:p>1.21E-001</text:p>
          </table:table-cell>
          <table:table-cell table:formula="of:=[.O28]/[.P28]" office:value-type="float" office:value="0.999999548475135">
            <text:p>1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159259">
            <text:p>1.59E-003</text:p>
          </table:table-cell>
          <table:table-cell office:value-type="float" office:value="0.10697">
            <text:p>0.11</text:p>
          </table:table-cell>
          <table:table-cell table:formula="of:=IF(AND(0&lt;[.F29]; [.F29]&lt;[.$C$2]); [.E29]/[.$E$33]/2;[.$C$3])" office:value-type="float" office:value="0.0435017399712645">
            <text:p>0.0435017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159259">
            <text:p>1.59E-003</text:p>
          </table:table-cell>
          <table:table-cell office:value-type="float" office:value="0.10697">
            <text:p>0.11</text:p>
          </table:table-cell>
          <table:table-cell table:formula="of:=IF(AND(0&lt;[.N29]; [.N29]&lt;[.$C$2]); [.M29]/[.$E$33]/2;[.$C$3])" office:value-type="float" office:value="0.0435017399712645">
            <text:p>4.35E-002</text:p>
          </table:table-cell>
          <table:table-cell office:value-type="float" office:value="0.0435017">
            <text:p>4.35E-002</text:p>
          </table:table-cell>
          <table:table-cell table:formula="of:=[.O29]/[.P29]" office:value-type="float" office:value="1.00000091884374">
            <text:p>1.0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0.000332337">
            <text:p>3.32E-004</text:p>
          </table:table-cell>
          <table:table-cell office:value-type="float" office:value="0.254193">
            <text:p>0.25</text:p>
          </table:table-cell>
          <table:table-cell table:formula="of:=IF(AND(0&lt;[.F30]; [.F30]&lt;[.$C$2]); [.E30]/[.$E$33]/2;[.$C$3])" office:value-type="float" office:value="0.001">
            <text:p>1.00E-003</text:p>
          </table:table-cell>
          <table:table-cell table:number-columns-repeated="2"/>
          <table:table-cell office:value-type="float" office:value="-10">
            <text:p>-1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057582">
            <text:p>5.76E-004</text:p>
          </table:table-cell>
          <table:table-cell office:value-type="float" office:value="0.167475">
            <text:p>0.17</text:p>
          </table:table-cell>
          <table:table-cell table:formula="of:=IF(AND(0&lt;[.N30]; [.N30]&lt;[.$C$2]); [.M30]/[.$E$33]/2;[.$C$3])" office:value-type="float" office:value="0.0157285754087703">
            <text:p>1.57E-002</text:p>
          </table:table-cell>
          <table:table-cell office:value-type="float" office:value="0.0157286">
            <text:p>1.57E-002</text:p>
          </table:table-cell>
          <table:table-cell table:formula="of:=[.O30]/[.P30]" office:value-type="float" office:value="0.999998436527748">
            <text:p>1.0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16349">
            <text:p>1.16E-003</text:p>
          </table:table-cell>
          <table:table-cell office:value-type="float" office:value="0.123782">
            <text:p>0.12</text:p>
          </table:table-cell>
          <table:table-cell table:formula="of:=IF(AND(0&lt;[.F31]; [.F31]&lt;[.$C$2]); [.E31]/[.$E$33]/2;[.$C$3])" office:value-type="float" office:value="0.0317808346399052">
            <text:p>0.031780834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.00139787">
            <text:p>1.40E-003</text:p>
          </table:table-cell>
          <table:table-cell office:value-type="float" office:value="0.112469">
            <text:p>0.11</text:p>
          </table:table-cell>
          <table:table-cell table:formula="of:=IF(AND(0&lt;[.N31]; [.N31]&lt;[.$C$2]); [.M31]/[.$E$33]/2;[.$C$3])" office:value-type="float" office:value="0.0381829455500986">
            <text:p>3.82E-002</text:p>
          </table:table-cell>
          <table:table-cell office:value-type="float" office:value="0.0381829">
            <text:p>3.82E-002</text:p>
          </table:table-cell>
          <table:table-cell table:formula="of:=[.O31]/[.P31]" office:value-type="float" office:value="1.00000119294497">
            <text:p>1.00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float" office:value="10">
            <text:p>10</text:p>
          </table:table-cell>
          <table:table-cell office:value-type="float" office:value="0.000413802">
            <text:p>4.14E-004</text:p>
          </table:table-cell>
          <table:table-cell office:value-type="float" office:value="0.198855">
            <text:p>0.20</text:p>
          </table:table-cell>
          <table:table-cell table:formula="of:=IF(AND(0&lt;[.F32]; [.F32]&lt;[.$C$2]); [.E32]/[.$E$33]/2;[.$C$3])" office:value-type="float" office:value="0.0113030390769685">
            <text:p>0.0113030391</text:p>
          </table:table-cell>
          <table:table-cell table:number-columns-repeated="2"/>
          <table:table-cell table:number-columns-repeated="3" office:value-type="float" office:value="10">
            <text:p>10</text:p>
          </table:table-cell>
          <table:table-cell office:value-type="float" office:value="0.000413802">
            <text:p>4.14E-004</text:p>
          </table:table-cell>
          <table:table-cell office:value-type="float" office:value="0.198855">
            <text:p>0.20</text:p>
          </table:table-cell>
          <table:table-cell table:formula="of:=IF(AND(0&lt;[.N32]; [.N32]&lt;[.$C$2]); [.M32]/[.$E$33]/2;[.$C$3])" office:value-type="float" office:value="0.0113030390769685">
            <text:p>1.13E-002</text:p>
          </table:table-cell>
          <table:table-cell office:value-type="float" office:value="0.011303">
            <text:p>1.13E-002</text:p>
          </table:table-cell>
          <table:table-cell table:formula="of:=[.O32]/[.P32]" office:value-type="float" office:value="1.00000345722096">
            <text:p>1.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max</text:p>
          </table:table-cell>
          <table:table-cell table:style-name="Default" table:formula="of:=MAX([.E6:.E32])" office:value-type="float" office:value="0.0183049">
            <text:p>1.83E-002</text:p>
          </table:table-cell>
          <table:table-cell table:style-name="Default"/>
          <table:table-cell table:number-columns-repeated="6"/>
          <table:table-cell table:style-name="Default" table:number-columns-repeated="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liott Biondo</meta:initial-creator>
    <meta:creation-date>2013-05-28T13:29:01</meta:creation-date>
    <dc:date>2013-05-28T15:57:30</dc:date>
    <dc:creator>Elliott Biondo</dc:creator>
    <meta:editing-duration>PT1H39M17S</meta:editing-duration>
    <meta:editing-cycles>7</meta:editing-cycles>
    <meta:generator>LibreOffice/3.5$Linux_X86_64 LibreOffice_project/350m1$Build-2</meta:generator>
    <meta:document-statistic meta:table-count="3" meta:cell-count="1689" meta:object-count="0"/>
  </office:meta>
</office:document-meta>
</file>